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2" svg:font-family="'IPA Pゴシック', IPAPGothic" style:font-adornments="標準" style:font-family-generic="moder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Hiragino Kaku Gothic Pro1" svg:font-family="'Hiragino Kaku Gothic Pro'" style:font-family-generic="swiss" style:font-pitch="variable"/>
    <style:font-face style:name="Hiragino Kaku Gothic Pro" svg:font-family="'Hiragino Kaku Gothic Pro'" style:font-adornments="標準" style:font-family-generic="swiss" style:font-pitch="variable"/>
    <style:font-face style:name="IPA Pゴシック3" svg:font-family="'IPA Pゴシック', IPAPGothic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6cm" fo:min-width="9.372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7.617cm" fo:min-width="7.908cm"/>
    </style:style>
    <style:style style:name="gr4" style:family="graphic" style:parent-style-name="standard">
      <style:graphic-properties draw:stroke="none" svg:stroke-color="#000000" draw:fill="none" draw:fill-color="#ffffff" fo:min-height="7.238cm"/>
    </style:style>
    <style:style style:name="gr5" style:family="graphic" style:parent-style-name="standard">
      <style:graphic-properties draw:stroke="none" svg:stroke-color="#000000" draw:fill="none" draw:fill-color="#ffffff" fo:min-height="0.471cm"/>
    </style:style>
    <style:style style:name="gr6" style:family="graphic" style:parent-style-name="standard">
      <style:graphic-properties draw:textarea-horizontal-align="justify" draw:textarea-vertical-align="middle" draw:auto-grow-height="false" fo:min-height="6.917cm" fo:min-width="12.4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88cm" fo:min-width="0cm"/>
    </style:style>
    <style:style style:name="gr9" style:family="graphic">
      <style:graphic-properties draw:textarea-horizontal-align="justify" draw:textarea-vertical-align="middle" draw:auto-grow-height="false" fo:min-height="6.26cm" fo:min-width="9.372cm"/>
    </style:style>
    <style:style style:name="gr10" style:family="graphic">
      <style:graphic-properties draw:textarea-horizontal-align="justify" draw:textarea-vertical-align="middle" draw:auto-grow-height="false" fo:min-height="7.617cm" fo:min-width="7.908cm"/>
    </style:style>
    <style:style style:name="gr11" style:family="graphic">
      <style:graphic-properties draw:textarea-horizontal-align="justify" draw:textarea-vertical-align="middle" draw:auto-grow-height="false" fo:min-height="6.917cm" fo:min-width="12.495cm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7.6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1.63cm" fo:min-width="3.24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3.177cm"/>
    </style:style>
    <style:style style:name="gr17" style:family="graphic">
      <style:graphic-properties draw:textarea-horizontal-align="justify" draw:textarea-vertical-align="middle" draw:auto-grow-height="false" fo:min-height="7.173cm" fo:min-width="9.359cm"/>
    </style:style>
    <style:style style:name="gr18" style:family="graphic">
      <style:graphic-properties draw:textarea-horizontal-align="justify" draw:textarea-vertical-align="middle" draw:auto-grow-height="false" fo:min-height="1.63cm" fo:min-width="3.248cm"/>
    </style:style>
    <style:style style:name="gr19" style:family="graphic" style:parent-style-name="standard">
      <style:graphic-properties draw:stroke="none" svg:stroke-color="#000000" draw:fill="none" draw:fill-color="#ffffff" fo:min-height="1.372cm"/>
    </style:style>
    <style:style style:name="gr20" style:family="graphic" style:parent-style-name="standard">
      <style:graphic-properties draw:textarea-horizontal-align="justify" draw:textarea-vertical-align="middle" draw:auto-grow-height="false" fo:min-height="0.751cm" fo:min-width="2.02cm"/>
    </style:style>
    <style:style style:name="gr21" style:family="graphic" style:parent-style-name="standard">
      <style:graphic-properties draw:stroke="none" svg:stroke-color="#000000" draw:fill="none" draw:fill-color="#ffffff" fo:min-height="0.614cm"/>
    </style:style>
    <style:style style:name="gr22" style:family="graphic" style:parent-style-name="standard">
      <style:graphic-properties draw:stroke="none" svg:stroke-color="#000000" draw:fill="none" draw:fill-color="#ffffff" fo:min-height="0.91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>
      <style:graphic-properties draw:fill="solid" draw:fill-color="#ff3366" draw:textarea-horizontal-align="justify" draw:textarea-vertical-align="middle" draw:auto-grow-height="false" fo:min-height="0.751cm" fo:min-width="2.02cm"/>
    </style:style>
    <style:style style:name="gr25" style:family="graphic">
      <style:graphic-properties draw:textarea-horizontal-align="justify" draw:textarea-vertical-align="middle" draw:auto-grow-height="false" fo:min-height="0.751cm" fo:min-width="2.02cm"/>
    </style:style>
    <style:style style:name="gr26" style:family="graphic">
      <style:graphic-properties draw:fill="none" draw:fill-color="#ff3366" draw:textarea-horizontal-align="justify" draw:textarea-vertical-align="middle" draw:auto-grow-height="false" fo:min-height="0.751cm" fo:min-width="2.02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2.322cm" fo:min-width="4.05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</style:style>
    <style:style style:name="gr29" style:family="graphic">
      <style:graphic-properties draw:fill="solid" draw:fill-color="#ffffff" draw:textarea-horizontal-align="justify" draw:textarea-vertical-align="middle" draw:auto-grow-height="false" fo:min-height="2.322cm" fo:min-width="4.057cm"/>
    </style:style>
    <style:style style:name="P1" style:family="paragraph">
      <style:paragraph-properties fo:text-align="center"/>
    </style:style>
    <style:style style:name="P2" style:family="paragraph">
      <style:text-properties style:font-name="Hiragino Kaku Gothic Pro1" fo:font-size="10pt" style:font-size-asian="10pt" style:font-size-complex="10pt"/>
    </style:style>
    <style:style style:name="P3" style:family="paragraph">
      <style:text-properties style:font-name="Hiragino Kaku Gothic Pro1" fo:font-size="12pt" style:font-size-asian="12pt" style:font-size-complex="12pt"/>
    </style:style>
    <style:style style:name="P4" style:family="paragraph">
      <style:text-properties style:font-name="Hiragino Kaku Gothic Pro1"/>
    </style:style>
    <style:style style:name="P5" style:family="paragraph">
      <style:text-properties fo:font-size="10pt"/>
    </style:style>
    <style:style style:name="P6" style:family="paragraph">
      <style:text-properties fo:font-size="12pt"/>
    </style:style>
    <style:style style:name="P7" style:family="paragraph">
      <style:text-properties fo:font-size="18pt"/>
    </style:style>
    <style:style style:name="P8" style:family="paragraph">
      <style:text-properties style:font-name="Hiragino Kaku Gothic Pro1" fo:font-size="18pt"/>
    </style:style>
    <style:style style:name="P9" style:family="paragraph">
      <style:text-properties style:font-name="Hiragino Kaku Gothic Pro1" style:font-name-asian="Hiragino Kaku Gothic Pro1" style:font-size-asian="18pt"/>
    </style:style>
    <style:style style:name="P10" style:family="paragraph">
      <style:text-properties fo:color="#ff3366" fo:font-size="10pt"/>
    </style:style>
    <style:style style:name="P11" style:family="paragraph">
      <style:text-properties fo:color="#ff3366" style:font-name="Hiragino Kaku Gothic Pro1" fo:font-size="10pt" style:font-size-asian="10pt" style:font-size-complex="10pt"/>
    </style:style>
    <style:style style:name="P12" style:family="paragraph">
      <style:paragraph-properties fo:text-align="center"/>
      <style:text-properties style:font-name="Hiragino Kaku Gothic Pro1" fo:font-size="13pt" style:font-size-asian="13pt" style:font-size-complex="13pt"/>
    </style:style>
    <style:style style:name="P13" style:family="paragraph">
      <style:text-properties style:font-name="Hiragino Kaku Gothic Pro1" style:font-name-asian="Hiragino Kaku Gothic Pro1"/>
    </style:style>
    <style:style style:name="P14" style:family="paragraph">
      <style:text-properties style:use-window-font-color="true" fo:font-size="10pt"/>
    </style:style>
    <style:style style:name="P15" style:family="paragraph">
      <style:text-properties style:use-window-font-color="true" style:font-name="Hiragino Kaku Gothic Pro1" fo:font-size="10pt" style:font-size-asian="10pt" style:font-size-complex="10pt"/>
    </style:style>
    <style:style style:name="P16" style:family="paragraph">
      <style:paragraph-properties fo:text-align="center"/>
      <style:text-properties fo:font-size="13pt"/>
    </style:style>
    <style:style style:name="P17" style:family="paragraph">
      <style:text-properties style:font-name="Hiragino Kaku Gothic Pro1" fo:font-size="13pt" style:font-name-asian="Hiragino Kaku Gothic Pro1" style:font-size-asian="13pt" style:font-size-complex="13pt"/>
    </style:style>
    <style:style style:name="P18" style:family="paragraph">
      <style:paragraph-properties fo:text-align="center"/>
      <style:text-properties style:font-name="Hiragino Kaku Gothic Pro1" fo:font-size="13pt" style:font-name-asian="Hiragino Kaku Gothic Pro1" style:font-size-asian="13pt" style:font-size-complex="13pt"/>
    </style:style>
    <style:style style:name="P19" style:family="paragraph">
      <style:text-properties style:font-name="Hiragino Kaku Gothic Pro1" fo:font-size="13pt" style:font-size-asian="13pt" style:font-size-complex="13pt"/>
    </style:style>
    <style:style style:name="P20" style:family="paragraph">
      <style:text-properties fo:font-size="13pt"/>
    </style:style>
    <style:style style:name="P21" style:family="paragraph">
      <style:paragraph-properties fo:text-align="center"/>
      <style:text-properties style:font-size-asian="13pt"/>
    </style:style>
    <style:style style:name="P22" style:family="paragraph">
      <style:text-properties style:font-name="Hiragino Kaku Gothic Pro1" fo:font-size="14pt" style:font-name-asian="Hiragino Kaku Gothic Pro1" style:font-size-asian="14pt" style:font-size-complex="14pt"/>
    </style:style>
    <style:style style:name="P23" style:family="paragraph">
      <style:text-properties style:font-size-asian="14pt"/>
    </style:style>
    <style:style style:name="P24" style:family="paragraph">
      <style:text-properties fo:font-size="14pt" style:font-size-asian="14pt"/>
    </style:style>
    <style:style style:name="P25" style:family="paragraph">
      <style:text-properties fo:color="#ff3366" style:font-name="Hiragino Kaku Gothic Pro1" fo:font-size="16pt" style:font-name-asian="Hiragino Kaku Gothic Pro1" style:font-size-asian="16pt" style:font-size-complex="16pt"/>
    </style:style>
    <style:style style:name="P26" style:family="paragraph">
      <style:text-properties style:font-name="Hiragino Kaku Gothic Pro1" fo:font-size="16pt" style:font-name-asian="Hiragino Kaku Gothic Pro1" style:font-size-asian="16pt" style:font-size-complex="16pt"/>
    </style:style>
    <style:style style:name="P27" style:family="paragraph">
      <style:paragraph-properties fo:text-align="center"/>
      <style:text-properties fo:font-size="18pt"/>
    </style:style>
    <style:style style:name="T1" style:family="text">
      <style:text-properties style:font-name="Hiragino Kaku Gothic Pro1" fo:font-size="10pt" style:font-size-asian="10pt" style:font-size-complex="10pt"/>
    </style:style>
    <style:style style:name="T2" style:family="text">
      <style:text-properties style:font-name="Hiragino Kaku Gothic Pro1" fo:font-size="12pt" style:font-size-asian="12pt" style:font-size-complex="12pt"/>
    </style:style>
    <style:style style:name="T3" style:family="text">
      <style:text-properties style:font-name="Hiragino Kaku Gothic Pro1"/>
    </style:style>
    <style:style style:name="T4" style:family="text">
      <style:text-properties fo:color="#ff3366" style:font-name="Hiragino Kaku Gothic Pro1" fo:font-size="10pt" style:font-size-asian="10pt" style:font-size-complex="10pt"/>
    </style:style>
    <style:style style:name="T5" style:family="text">
      <style:text-properties style:font-name="Hiragino Kaku Gothic Pro1" style:font-name-asian="Hiragino Kaku Gothic Pro1" style:font-size-asian="18pt"/>
    </style:style>
    <style:style style:name="T6" style:family="text">
      <style:text-properties style:use-window-font-color="true" style:font-name="Hiragino Kaku Gothic Pro1" fo:font-size="10pt" style:font-size-asian="10pt" style:font-size-complex="10pt"/>
    </style:style>
    <style:style style:name="T7" style:family="text">
      <style:text-properties style:font-name="Hiragino Kaku Gothic Pro1" fo:font-size="13pt" style:font-size-asian="13pt" style:font-size-complex="13pt"/>
    </style:style>
    <style:style style:name="T8" style:family="text">
      <style:text-properties style:font-name="Hiragino Kaku Gothic Pro1" style:font-name-asian="Hiragino Kaku Gothic Pro1"/>
    </style:style>
    <style:style style:name="T9" style:family="text">
      <style:text-properties style:font-name="Hiragino Kaku Gothic Pro1" fo:font-size="13pt" style:font-name-asian="Hiragino Kaku Gothic Pro1" style:font-size-asian="13pt" style:font-size-complex="13pt"/>
    </style:style>
    <style:style style:name="T10" style:family="text">
      <style:text-properties fo:color="#ff3366" style:font-name="Hiragino Kaku Gothic Pro1" fo:font-size="13pt" style:font-size-asian="13pt" style:font-size-complex="13pt"/>
    </style:style>
    <style:style style:name="T11" style:family="text">
      <style:text-properties style:use-window-font-color="true" style:font-name="Hiragino Kaku Gothic Pro1" fo:font-size="13pt" style:font-size-asian="13pt" style:font-size-complex="13pt"/>
    </style:style>
    <style:style style:name="T12" style:family="text">
      <style:text-properties style:font-name="Hiragino Kaku Gothic Pro1" fo:font-size="14pt" style:font-name-asian="Hiragino Kaku Gothic Pro1" style:font-size-asian="14pt" style:font-size-complex="14pt"/>
    </style:style>
    <style:style style:name="T13" style:family="text">
      <style:text-properties fo:color="#ff3366" style:font-name="Hiragino Kaku Gothic Pro1" fo:font-size="16pt" style:font-name-asian="Hiragino Kaku Gothic Pro1" style:font-size-asian="16pt" style:font-size-complex="16pt"/>
    </style:style>
    <style:style style:name="T14" style:family="text">
      <style:text-properties style:font-name="Hiragino Kaku Gothic Pro1" fo:font-size="16pt" style:font-name-asian="Hiragino Kaku Gothic Pro1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custom-shape draw:style-name="gr1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3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622cm" svg:x="3.806cm" svg:y="10.585cm">
          <draw:text-box>
            <text:p><text:span text:style-name="T1">&lt;!DOCTYPE html&gt;</text:span></text:p>
            <text:p><text:span text:style-name="T1">&lt;html&gt;</text:span></text:p>
            <text:p><text:span text:style-name="T1"/></text:p>
            <text:p><text:span text:style-name="T1"><text:s text:c="2"/></text:span><text:span text:style-name="T1">&lt;head&gt;</text:span></text:p>
            <text:p><text:span text:style-name="T1"><text:s text:c="4"/></text:span><text:span text:style-name="T1">&lt;meta charset="utf-8"&gt;</text:span></text:p>
            <text:p><text:span text:style-name="T1"><text:s text:c="4"/></text:span><text:span text:style-name="T1">&lt;title&gt;</text:span><text:span text:style-name="T1">練習問題</text:span><text:span text:style-name="T1">06-8&lt;/title&gt;</text:span></text:p>
            <text:p><text:span text:style-name="T1"><text:s text:c="4"/></text:span><text:span text:style-name="T1">&lt;script src="ex06-8.js"&gt;&lt;/script&gt;</text:span></text:p>
            <text:p><text:span text:style-name="T1"><text:s text:c="2"/></text:span><text:span text:style-name="T1">&lt;/head&gt;</text:span></text:p>
            <text:p><text:span text:style-name="T1"/></text:p>
            <text:p><text:span text:style-name="T1"><text:s text:c="2"/></text:span><text:span text:style-name="T1">&lt;body&gt;</text:span></text:p>
            <text:p><text:span text:style-name="T1"><text:s text:c="4"/></text:span><text:span text:style-name="T1">&lt;h1&gt;JavaScript</text:span><text:span text:style-name="T1">による変更の練習</text:span><text:span text:style-name="T1">&lt;/h1&gt;</text:span></text:p>
            <text:p><text:span text:style-name="T1"><text:s text:c="4"/></text:span><text:span text:style-name="T1">&lt;input type="button" value="</text:span><text:span text:style-name="T1">あいさつ</text:span><text:span text:style-name="T1">" onclick="sayhello();"&gt;</text:span></text:p>
            <text:p><text:span text:style-name="T1"><text:s text:c="4"/></text:span><text:span text:style-name="T1">&lt;input type="button" value="</text:span><text:span text:style-name="T1">太郎</text:span><text:span text:style-name="T1">" onclick="taro();"&gt;</text:span></text:p>
            <text:p><text:span text:style-name="T1"><text:s text:c="4"/></text:span><text:span text:style-name="T1">&lt;input type="button" value="</text:span><text:span text:style-name="T1">花子</text:span><text:span text:style-name="T1">" onclick="hanako();"&gt;</text:span></text:p>
            <text:p><text:span text:style-name="T1"><text:s text:c="4"/></text:span><text:span text:style-name="T1">&lt;p id="who"&gt;world&lt;/p&gt;</text:span></text:p>
            <text:p><text:span text:style-name="T1"><text:s text:c="2"/></text:span><text:span text:style-name="T1">&lt;/body&gt;</text:span></text:p>
            <text:p><text:span text:style-name="T1"/></text:p>
            <text:p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><text:span text:style-name="T2">file:///hoge/ex06-8.html</text:span></text:p>
          </draw:text-box>
        </draw:frame>
        <draw:custom-shape draw:style-name="gr6" draw:text-style-name="P1" draw:layer="layout" svg:width="12.994cm" svg:height="8.118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4" draw:layer="layout" svg:width="4.498cm" svg:height="0.962cm" svg:x="13.962cm" svg:y="9.359cm">
          <draw:text-box>
            <text:p><text:span text:style-name="T3">ex06-8.js</text:span></text:p>
          </draw:text-box>
        </draw:frame>
        <draw:custom-shape draw:style-name="gr3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4" draw:layer="layout" svg:width="4.498cm" svg:height="0.962cm" svg:x="3.633cm" svg:y="9.32cm">
          <draw:text-box>
            <text:p><text:span text:style-name="T3">ex06-8.html</text:span></text:p>
          </draw:text-box>
        </draw:frame>
        <draw:frame draw:style-name="gr8" draw:text-style-name="P2" draw:layer="layout" svg:width="12.463cm" svg:height="6.438cm" svg:x="14.396cm" svg:y="10.585cm">
          <draw:text-box>
            <text:p><text:span text:style-name="T1">function sayhello() {</text:span></text:p>
            <text:p><text:span text:style-name="T1"><text:s text:c="2"/></text:span><text:span text:style-name="T1">alert('Hello, ' + document.getElementById('who').innerHTML + '!');</text:span></text:p>
            <text:p><text:span text:style-name="T1">}</text:span></text:p>
            <text:p><text:span text:style-name="T1"/></text:p>
            <text:p><text:span text:style-name="T1">function taro() {</text:span></text:p>
            <text:p><text:span text:style-name="T1"><text:s text:c="2"/></text:span><text:span text:style-name="T1">document.getElementById('who').innerHTML = '</text:span><text:span text:style-name="T1">太郎</text:span><text:span text:style-name="T1">';</text:span></text:p>
            <text:p><text:span text:style-name="T1">}</text:span></text:p>
            <text:p><text:span text:style-name="T1"/></text:p>
            <text:p><text:span text:style-name="T1">function hanako() {</text:span></text:p>
            <text:p><text:span text:style-name="T1"><text:s text:c="2"/></text:span><text:span text:style-name="T1">document.getElementById('who').innerHTML = '</text:span><text:span text:style-name="T1">花子</text:span><text:span text:style-name="T1">';</text:span></text:p>
            <text:p><text:span text:style-name="T1">}</text:span></text:p>
          </draw:text-box>
        </draw:frame>
      </draw:page>
      <draw:page draw:name="page2" draw:style-name="dp1" draw:master-page-name="Draw4ja">
        <office:forms form:automatic-focus="false" form:apply-design-mode="false"/>
        <draw:custom-shape draw:style-name="gr9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0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8.574cm" svg:x="3.806cm" svg:y="10.585cm">
          <draw:text-box>
            <text:p text:style-name="P5"><text:span text:style-name="T1">&lt;!DOCTYPE html&gt;</text:span></text:p>
            <text:p text:style-name="P5"><text:span text:style-name="T1">&lt;html&gt;</text:span></text:p>
            <text:p text:style-name="P5"><text:span text:style-name="T1"/></text:p>
            <text:p text:style-name="P5"><text:span text:style-name="T1"><text:s text:c="2"/></text:span><text:span text:style-name="T1">&lt;head&gt;</text:span></text:p>
            <text:p text:style-name="P5"><text:span text:style-name="T1"><text:s text:c="4"/></text:span><text:span text:style-name="T1">&lt;meta charset="utf-8"&gt;</text:span></text:p>
            <text:p text:style-name="P5"><text:span text:style-name="T1"><text:s text:c="4"/></text:span><text:span text:style-name="T1">&lt;title&gt;</text:span><text:span text:style-name="T1">練習問題</text:span><text:span text:style-name="T1">06-8&lt;/title&gt;</text:span></text:p>
            <text:p text:style-name="P5"><text:span text:style-name="T1"><text:s text:c="4"/></text:span><text:span text:style-name="T4">&lt;script src="ex06-8.js"&gt;&lt;/script&gt;</text:span></text:p>
            <text:p text:style-name="P5"><text:span text:style-name="T1"><text:s text:c="2"/></text:span><text:span text:style-name="T1">&lt;/head&gt;</text:span></text:p>
            <text:p text:style-name="P5"><text:span text:style-name="T1"/></text:p>
            <text:p text:style-name="P5"><text:span text:style-name="T1"><text:s text:c="2"/></text:span><text:span text:style-name="T1">&lt;body&gt;</text:span></text:p>
            <text:p text:style-name="P5"><text:span text:style-name="T1"><text:s text:c="4"/></text:span><text:span text:style-name="T1">&lt;h1&gt;JavaScript</text:span><text:span text:style-name="T1">による変更の練習</text:span><text:span text:style-name="T1">&lt;/h1&gt;</text:span></text:p>
            <text:p text:style-name="P5"><text:span text:style-name="T1"><text:s text:c="4"/></text:span><text:span text:style-name="T1">&lt;input type="button" value="</text:span><text:span text:style-name="T1">あいさつ</text:span><text:span text:style-name="T1">" onclick="sayhello();"&gt;</text:span></text:p>
            <text:p text:style-name="P5"><text:span text:style-name="T1"><text:s text:c="4"/></text:span><text:span text:style-name="T1">&lt;input type="button" value="</text:span><text:span text:style-name="T1">太郎</text:span><text:span text:style-name="T1">" onclick="taro();"&gt;</text:span></text:p>
            <text:p text:style-name="P5"><text:span text:style-name="T1"><text:s text:c="4"/></text:span><text:span text:style-name="T1">&lt;input type="button" value="</text:span><text:span text:style-name="T1">花子</text:span><text:span text:style-name="T1">" onclick="hanako();"&gt;</text:span></text:p>
            <text:p text:style-name="P5"><text:span text:style-name="T1"><text:s text:c="4"/></text:span><text:span text:style-name="T1">&lt;p id="who"&gt;world&lt;/p&gt;</text:span></text:p>
            <text:p text:style-name="P5"><text:span text:style-name="T1"><text:s text:c="2"/></text:span><text:span text:style-name="T1">&lt;/body&gt;</text:span></text:p>
            <text:p text:style-name="P5"><text:span text:style-name="T1"/></text:p>
            <text:p text:style-name="P5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8.html</text:span></text:p>
          </draw:text-box>
        </draw:frame>
        <draw:custom-shape draw:style-name="gr11" draw:text-style-name="P1" draw:layer="Layout" svg:width="12.994cm" svg:height="8.118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13.962cm" svg:y="9.359cm">
          <draw:text-box>
            <text:p text:style-name="P7"><text:span text:style-name="T3">ex06-8.js</text:span></text:p>
          </draw:text-box>
        </draw:frame>
        <draw:custom-shape draw:style-name="gr10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3.633cm" svg:y="9.32cm">
          <draw:text-box>
            <text:p text:style-name="P7"><text:span text:style-name="T3">ex06-8.html</text:span></text:p>
          </draw:text-box>
        </draw:frame>
        <draw:frame draw:style-name="gr8" draw:text-style-name="P2" draw:layer="layout" svg:width="12.463cm" svg:height="6.438cm" svg:x="14.396cm" svg:y="10.585cm">
          <draw:text-box>
            <text:p text:style-name="P5"><text:span text:style-name="T1">function sayhello() {</text:span></text:p>
            <text:p text:style-name="P5"><text:span text:style-name="T1"><text:s text:c="2"/></text:span><text:span text:style-name="T1">alert('Hello, ' + document.getElementById('who').innerHTML + '!');</text:span></text:p>
            <text:p text:style-name="P5"><text:span text:style-name="T1">}</text:span></text:p>
            <text:p text:style-name="P5"><text:span text:style-name="T1"/></text:p>
            <text:p text:style-name="P5"><text:span text:style-name="T1">function taro() {</text:span></text:p>
            <text:p text:style-name="P5"><text:span text:style-name="T1"><text:s text:c="2"/></text:span><text:span text:style-name="T1">document.getElementById('who').innerHTML = '</text:span><text:span text:style-name="T1">太郎</text:span><text:span text:style-name="T1">';</text:span></text:p>
            <text:p text:style-name="P5"><text:span text:style-name="T1">}</text:span></text:p>
            <text:p text:style-name="P5"><text:span text:style-name="T1"/></text:p>
            <text:p text:style-name="P5"><text:span text:style-name="T1">function hanako() {</text:span></text:p>
            <text:p text:style-name="P5"><text:span text:style-name="T1"><text:s text:c="2"/></text:span><text:span text:style-name="T1">document.getElementById('who').innerHTML = '</text:span><text:span text:style-name="T1">花子</text:span><text:span text:style-name="T1">';</text:span></text:p>
            <text:p text:style-name="P5"><text:span text:style-name="T1">}</text:span></text:p>
          </draw:text-box>
        </draw:frame>
        <draw:line draw:style-name="gr12" draw:text-style-name="P1" draw:layer="layout" svg:x1="9.277cm" svg:y1="13.029cm" svg:x2="13.207cm" svg:y2="6.947cm">
          <text:p/>
        </draw:line>
        <draw:frame draw:style-name="gr13" draw:text-style-name="P9" draw:layer="layout" svg:width="8.122cm" svg:height="1.102cm" svg:x="4.32cm" svg:y="6.611cm">
          <draw:text-box>
            <text:p><text:span text:style-name="T5">スクリプトファイルの指定</text:span></text:p>
          </draw:text-box>
        </draw:frame>
      </draw:page>
      <draw:page draw:name="page3" draw:style-name="dp1" draw:master-page-name="Draw4ja">
        <office:forms form:automatic-focus="false" form:apply-design-mode="false"/>
        <draw:custom-shape draw:style-name="gr9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0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8.574cm" svg:x="3.806cm" svg:y="10.585cm">
          <draw:text-box>
            <text:p text:style-name="P5"><text:span text:style-name="T1">&lt;!DOCTYPE html&gt;</text:span></text:p>
            <text:p text:style-name="P5"><text:span text:style-name="T1">&lt;html&gt;</text:span></text:p>
            <text:p text:style-name="P5"><text:span text:style-name="T1"/></text:p>
            <text:p text:style-name="P5"><text:span text:style-name="T1"><text:s text:c="2"/></text:span><text:span text:style-name="T1">&lt;head&gt;</text:span></text:p>
            <text:p text:style-name="P5"><text:span text:style-name="T1"><text:s text:c="4"/></text:span><text:span text:style-name="T1">&lt;meta charset="utf-8"&gt;</text:span></text:p>
            <text:p text:style-name="P5"><text:span text:style-name="T1"><text:s text:c="4"/></text:span><text:span text:style-name="T1">&lt;title&gt;</text:span><text:span text:style-name="T1">練習問題</text:span><text:span text:style-name="T1">06-8&lt;/title&gt;</text:span></text:p>
            <text:p text:style-name="P5"><text:span text:style-name="T1"><text:s text:c="4"/></text:span><text:span text:style-name="T6">&lt;script src="ex06-8.js"&gt;&lt;/script&gt;</text:span></text:p>
            <text:p text:style-name="P5"><text:span text:style-name="T1"><text:s text:c="2"/></text:span><text:span text:style-name="T1">&lt;/head&gt;</text:span></text:p>
            <text:p text:style-name="P5"><text:span text:style-name="T1"/></text:p>
            <text:p text:style-name="P5"><text:span text:style-name="T1"><text:s text:c="2"/></text:span><text:span text:style-name="T1">&lt;body&gt;</text:span></text:p>
            <text:p text:style-name="P5"><text:span text:style-name="T1"><text:s text:c="4"/></text:span><text:span text:style-name="T1">&lt;h1&gt;JavaScript</text:span><text:span text:style-name="T1">による変更の練習</text:span><text:span text:style-name="T1">&lt;/h1&gt;</text:span></text:p>
            <text:p text:style-name="P5"><text:span text:style-name="T1"><text:s text:c="4"/></text:span><text:span text:style-name="T1">&lt;input type="button" value="</text:span><text:span text:style-name="T1">あいさつ</text:span><text:span text:style-name="T1">" onclick="sayhello();"&gt;</text:span></text:p>
            <text:p text:style-name="P5"><text:span text:style-name="T1"><text:s text:c="4"/></text:span><text:span text:style-name="T1">&lt;input type="button" value="</text:span><text:span text:style-name="T1">太郎</text:span><text:span text:style-name="T1">" onclick="taro();"&gt;</text:span></text:p>
            <text:p text:style-name="P5"><text:span text:style-name="T1"><text:s text:c="4"/></text:span><text:span text:style-name="T1">&lt;input type="button" value="</text:span><text:span text:style-name="T1">花子</text:span><text:span text:style-name="T1">" onclick="hanako();"&gt;</text:span></text:p>
            <text:p text:style-name="P5"><text:span text:style-name="T1"><text:s text:c="4"/></text:span><text:span text:style-name="T1">&lt;p id="who"&gt;world&lt;/p&gt;</text:span></text:p>
            <text:p text:style-name="P5"><text:span text:style-name="T1"><text:s text:c="2"/></text:span><text:span text:style-name="T1">&lt;/body&gt;</text:span></text:p>
            <text:p text:style-name="P5"><text:span text:style-name="T1"/></text:p>
            <text:p text:style-name="P5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8.html</text:span></text:p>
          </draw:text-box>
        </draw:frame>
        <draw:custom-shape draw:style-name="gr11" draw:text-style-name="P1" draw:layer="Layout" svg:width="12.994cm" svg:height="8.118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13.962cm" svg:y="9.359cm">
          <draw:text-box>
            <text:p text:style-name="P7"><text:span text:style-name="T3">ex06-8.js</text:span></text:p>
          </draw:text-box>
        </draw:frame>
        <draw:custom-shape draw:style-name="gr10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3.633cm" svg:y="9.32cm">
          <draw:text-box>
            <text:p text:style-name="P7"><text:span text:style-name="T3">ex06-8.html</text:span></text:p>
          </draw:text-box>
        </draw:frame>
        <draw:frame draw:style-name="gr8" draw:text-style-name="P11" draw:layer="layout" svg:width="12.463cm" svg:height="6.438cm" svg:x="14.396cm" svg:y="10.585cm">
          <draw:text-box>
            <text:p text:style-name="P10"><text:span text:style-name="T4">function sayhello() {</text:span></text:p>
            <text:p text:style-name="P10"><text:span text:style-name="T4"><text:s text:c="2"/></text:span><text:span text:style-name="T4">alert('Hello, ' + document.getElementById('who').innerHTML + '!');</text:span></text:p>
            <text:p text:style-name="P10"><text:span text:style-name="T4">}</text:span></text:p>
            <text:p text:style-name="P10"><text:span text:style-name="T4"/></text:p>
            <text:p text:style-name="P10"><text:span text:style-name="T4">function taro() {</text:span></text:p>
            <text:p text:style-name="P10"><text:span text:style-name="T4"><text:s text:c="2"/></text:span><text:span text:style-name="T4">document.getElementById('who').innerHTML = '</text:span><text:span text:style-name="T4">太郎</text:span><text:span text:style-name="T4">';</text:span></text:p>
            <text:p text:style-name="P10"><text:span text:style-name="T4">}</text:span></text:p>
            <text:p text:style-name="P10"><text:span text:style-name="T4"/></text:p>
            <text:p text:style-name="P10"><text:span text:style-name="T4">function hanako() {</text:span></text:p>
            <text:p text:style-name="P10"><text:span text:style-name="T4"><text:s text:c="2"/></text:span><text:span text:style-name="T4">document.getElementById('who').innerHTML = '</text:span><text:span text:style-name="T4">花子</text:span><text:span text:style-name="T4">';</text:span></text:p>
            <text:p text:style-name="P10"><text:span text:style-name="T4">}</text:span></text:p>
          </draw:text-box>
        </draw:frame>
        <draw:line draw:style-name="gr12" draw:text-style-name="P1" draw:layer="layout" svg:x1="16.037cm" svg:y1="9.402cm" svg:x2="14.971cm" svg:y2="7.071cm">
          <text:p/>
        </draw:line>
        <draw:frame draw:style-name="gr14" draw:text-style-name="P9" draw:layer="layout" svg:width="9.716cm" svg:height="2.015cm" svg:x="13.986cm" svg:y="7.784cm">
          <draw:text-box>
            <text:p><text:span text:style-name="T5">指定されたスクリプトファイルが読み込まれる</text:span></text:p>
          </draw:text-box>
        </draw:frame>
        <draw:custom-shape draw:style-name="gr15" draw:text-style-name="P12" draw:layer="layout" svg:width="5.3cm" svg:height="2.658cm" svg:x="22.078cm" svg:y="4.247cm">
          <text:p text:style-name="P1"><text:span text:style-name="T7">function sayhello()</text:span></text:p>
          <text:p text:style-name="P1"><text:span text:style-name="T7">function taro()</text:span></text:p>
          <text:p text:style-name="P1"><text:span text:style-name="T7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3.677cm" svg:height="1.102cm" svg:x="24.23cm" svg:y="7.095cm">
          <draw:text-box>
            <text:p><text:span text:style-name="T8">関数の登録</text:span></text:p>
          </draw:text-box>
        </draw:frame>
      </draw:page>
      <draw:page draw:name="page4" draw:style-name="dp1" draw:master-page-name="Draw4ja">
        <office:forms form:automatic-focus="false" form:apply-design-mode="false"/>
        <draw:custom-shape draw:style-name="gr17" draw:text-style-name="P1" draw:layer="Layout" svg:width="9.859cm" svg:height="7.423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0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8.574cm" svg:x="3.806cm" svg:y="10.585cm">
          <draw:text-box>
            <text:p text:style-name="P5"><text:span text:style-name="T1">&lt;!DOCTYPE html&gt;</text:span></text:p>
            <text:p text:style-name="P5"><text:span text:style-name="T1">&lt;html&gt;</text:span></text:p>
            <text:p text:style-name="P5"><text:span text:style-name="T1"/></text:p>
            <text:p text:style-name="P5"><text:span text:style-name="T1"><text:s text:c="2"/></text:span><text:span text:style-name="T1">&lt;head&gt;</text:span></text:p>
            <text:p text:style-name="P5"><text:span text:style-name="T1"><text:s text:c="4"/></text:span><text:span text:style-name="T1">&lt;meta charset="utf-8"&gt;</text:span></text:p>
            <text:p text:style-name="P5"><text:span text:style-name="T1"><text:s text:c="4"/></text:span><text:span text:style-name="T1">&lt;title&gt;</text:span><text:span text:style-name="T1">練習問題</text:span><text:span text:style-name="T1">06-8&lt;/title&gt;</text:span></text:p>
            <text:p text:style-name="P5"><text:span text:style-name="T1"><text:s text:c="4"/></text:span><text:span text:style-name="T6">&lt;script src="ex06-8.js"&gt;&lt;/script&gt;</text:span></text:p>
            <text:p text:style-name="P5"><text:span text:style-name="T1"><text:s text:c="2"/></text:span><text:span text:style-name="T1">&lt;/head&gt;</text:span></text:p>
            <text:p text:style-name="P5"><text:span text:style-name="T1"/></text:p>
            <text:p text:style-name="P5"><text:span text:style-name="T1"><text:s text:c="2"/></text:span><text:span text:style-name="T1">&lt;body&gt;</text:span></text:p>
            <text:p text:style-name="P5"><text:span text:style-name="T1"><text:s text:c="4"/></text:span><text:span text:style-name="T4">&lt;h1&gt;JavaScript</text:span><text:span text:style-name="T4">による変更の練習</text:span><text:span text:style-name="T4">&lt;/h1&gt;</text:span></text:p>
            <text:p text:style-name="P5"><text:span text:style-name="T4"><text:s text:c="4"/></text:span><text:span text:style-name="T4">&lt;input type="button" value="</text:span><text:span text:style-name="T4">あいさつ</text:span><text:span text:style-name="T4">" onclick="sayhello();"&gt;</text:span></text:p>
            <text:p text:style-name="P5"><text:span text:style-name="T4"><text:s text:c="4"/></text:span><text:span text:style-name="T4">&lt;input type="button" value="</text:span><text:span text:style-name="T4">太郎</text:span><text:span text:style-name="T4">" onclick="taro();"&gt;</text:span></text:p>
            <text:p text:style-name="P5"><text:span text:style-name="T4"><text:s text:c="4"/></text:span><text:span text:style-name="T4">&lt;input type="button" value="</text:span><text:span text:style-name="T4">花子</text:span><text:span text:style-name="T4">" onclick="hanako();"&gt;</text:span></text:p>
            <text:p text:style-name="P5"><text:span text:style-name="T4"><text:s text:c="4"/></text:span><text:span text:style-name="T4">&lt;p id="who"&gt;world&lt;/p&gt;</text:span></text:p>
            <text:p text:style-name="P5"><text:span text:style-name="T1"><text:s text:c="2"/></text:span><text:span text:style-name="T1">&lt;/body&gt;</text:span></text:p>
            <text:p text:style-name="P5"><text:span text:style-name="T1"/></text:p>
            <text:p text:style-name="P5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8.html</text:span></text:p>
          </draw:text-box>
        </draw:frame>
        <draw:custom-shape draw:style-name="gr11" draw:text-style-name="P1" draw:layer="Layout" svg:width="12.994cm" svg:height="8.118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13.962cm" svg:y="9.359cm">
          <draw:text-box>
            <text:p text:style-name="P7"><text:span text:style-name="T3">ex06-8.js</text:span></text:p>
          </draw:text-box>
        </draw:frame>
        <draw:custom-shape draw:style-name="gr10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3.633cm" svg:y="9.32cm">
          <draw:text-box>
            <text:p text:style-name="P7"><text:span text:style-name="T3">ex06-8.html</text:span></text:p>
          </draw:text-box>
        </draw:frame>
        <draw:frame draw:style-name="gr8" draw:text-style-name="P15" draw:layer="layout" svg:width="12.463cm" svg:height="6.438cm" svg:x="14.396cm" svg:y="10.585cm">
          <draw:text-box>
            <text:p text:style-name="P14"><text:span text:style-name="T6">function sayhello() {</text:span></text:p>
            <text:p text:style-name="P14"><text:span text:style-name="T6"><text:s text:c="2"/></text:span><text:span text:style-name="T6">alert('Hello, ' + document.getElementById('who').innerHTML + '!')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taro() {</text:span></text:p>
            <text:p text:style-name="P14"><text:span text:style-name="T6"><text:s text:c="2"/></text:span><text:span text:style-name="T6">document.getElementById('who').innerHTML = '</text:span><text:span text:style-name="T6">太郎</text:span><text:span text:style-name="T6">'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hanako() {</text:span></text:p>
            <text:p text:style-name="P14"><text:span text:style-name="T6"><text:s text:c="2"/></text:span><text:span text:style-name="T6">document.getElementById('who').innerHTML = '</text:span><text:span text:style-name="T6">花子</text:span><text:span text:style-name="T6">';</text:span></text:p>
            <text:p text:style-name="P14"><text:span text:style-name="T6">}</text:span></text:p>
          </draw:text-box>
        </draw:frame>
        <draw:custom-shape draw:style-name="gr18" draw:text-style-name="P12" draw:layer="Layout" svg:width="5.3cm" svg:height="2.658cm" svg:x="22.078cm" svg:y="4.247cm">
          <text:p text:style-name="P16"><text:span text:style-name="T7">function sayhello()</text:span></text:p>
          <text:p text:style-name="P16"><text:span text:style-name="T7">function taro()</text:span></text:p>
          <text:p text:style-name="P16"><text:span text:style-name="T7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7.449cm" svg:height="1.622cm" svg:x="10.754cm" svg:y="3.127cm">
          <draw:text-box>
            <text:p><text:span text:style-name="T9">JavaScript</text:span><text:span text:style-name="T9">による変更の練習</text:span></text:p>
          </draw:text-box>
        </draw:frame>
        <draw:custom-shape draw:style-name="gr20" draw:text-style-name="P18" draw:layer="layout" svg:width="2.52cm" svg:height="1.001cm" svg:x="11.03cm" svg:y="4.18cm">
          <text:p text:style-name="P1"><text:span text:style-name="T9">あいさつ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.52cm" svg:height="1.001cm" svg:x="11.037cm" svg:y="5.351cm">
          <text:p text:style-name="P1"><text:span text:style-name="T9">太郎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.52cm" svg:height="1.001cm" svg:x="11.05cm" svg:y="6.552cm">
          <text:p text:style-name="P1"><text:span text:style-name="T9">花子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5.282cm" svg:height="0.864cm" svg:x="13.852cm" svg:y="4.34cm">
          <draw:text-box>
            <text:p><text:span text:style-name="T7">onclick=”sayhello();”</text:span></text:p>
          </draw:text-box>
        </draw:frame>
        <draw:frame draw:style-name="gr22" draw:text-style-name="P19" draw:layer="layout" svg:width="6.542cm" svg:height="1.165cm" svg:x="13.76cm" svg:y="5.542cm">
          <draw:text-box>
            <text:p><text:span text:style-name="T7">onclick=”taro();”</text:span></text:p>
          </draw:text-box>
        </draw:frame>
        <draw:frame draw:style-name="gr22" draw:text-style-name="P19" draw:layer="layout" svg:width="6.574cm" svg:height="1.165cm" svg:x="13.806cm" svg:y="6.621cm">
          <draw:text-box>
            <text:p><text:span text:style-name="T7">onclick=”hanako();”</text:span></text:p>
          </draw:text-box>
        </draw:frame>
        <draw:frame draw:style-name="gr23" draw:layer="layout" svg:width="2.166cm" svg:height="0.882cm" svg:x="11.212cm" svg:y="7.974cm">
          <draw:text-box>
            <text:p>world</text:p>
          </draw:text-box>
        </draw:frame>
        <draw:line draw:style-name="gr12" draw:text-style-name="P1" draw:layer="layout" svg:x1="9.321cm" svg:y1="14.224cm" svg:x2="11.788cm" svg:y2="8.868cm">
          <text:p/>
        </draw:line>
      </draw:page>
      <draw:page draw:name="page5" draw:style-name="dp1" draw:master-page-name="Draw4ja">
        <office:forms form:automatic-focus="false" form:apply-design-mode="false"/>
        <draw:custom-shape draw:style-name="gr17" draw:text-style-name="P1" draw:layer="Layout" svg:width="9.859cm" svg:height="7.423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0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8.574cm" svg:x="3.806cm" svg:y="10.585cm">
          <draw:text-box>
            <text:p text:style-name="P5"><text:span text:style-name="T1">&lt;!DOCTYPE html&gt;</text:span></text:p>
            <text:p text:style-name="P5"><text:span text:style-name="T1">&lt;html&gt;</text:span></text:p>
            <text:p text:style-name="P5"><text:span text:style-name="T1"/></text:p>
            <text:p text:style-name="P5"><text:span text:style-name="T1"><text:s text:c="2"/></text:span><text:span text:style-name="T1">&lt;head&gt;</text:span></text:p>
            <text:p text:style-name="P5"><text:span text:style-name="T1"><text:s text:c="4"/></text:span><text:span text:style-name="T1">&lt;meta charset="utf-8"&gt;</text:span></text:p>
            <text:p text:style-name="P5"><text:span text:style-name="T1"><text:s text:c="4"/></text:span><text:span text:style-name="T1">&lt;title&gt;</text:span><text:span text:style-name="T1">練習問題</text:span><text:span text:style-name="T1">06-8&lt;/title&gt;</text:span></text:p>
            <text:p text:style-name="P5"><text:span text:style-name="T1"><text:s text:c="4"/></text:span><text:span text:style-name="T6">&lt;script src="ex06-8.js"&gt;&lt;/script&gt;</text:span></text:p>
            <text:p text:style-name="P5"><text:span text:style-name="T1"><text:s text:c="2"/></text:span><text:span text:style-name="T1">&lt;/head&gt;</text:span></text:p>
            <text:p text:style-name="P5"><text:span text:style-name="T1"/></text:p>
            <text:p text:style-name="P5"><text:span text:style-name="T1"><text:s text:c="2"/></text:span><text:span text:style-name="T1">&lt;body&gt;</text:span></text:p>
            <text:p text:style-name="P5"><text:span text:style-name="T1"><text:s text:c="3"/></text:span><text:span text:style-name="T6"><text:s/></text:span><text:span text:style-name="T6">&lt;h1&gt;JavaScript</text:span><text:span text:style-name="T6">による変更の練習</text:span><text:span text:style-name="T6">&lt;/h1&gt;</text:span></text:p>
            <text:p text:style-name="P5"><text:span text:style-name="T6"><text:s text:c="4"/></text:span><text:span text:style-name="T6">&lt;input type="button" value="</text:span><text:span text:style-name="T6">あいさつ</text:span><text:span text:style-name="T6">" onclick="sayhello();"&gt;</text:span></text:p>
            <text:p text:style-name="P5"><text:span text:style-name="T6"><text:s text:c="4"/></text:span><text:span text:style-name="T6">&lt;input type="button" value="</text:span><text:span text:style-name="T6">太郎</text:span><text:span text:style-name="T6">" onclick="taro();"&gt;</text:span></text:p>
            <text:p text:style-name="P5"><text:span text:style-name="T6"><text:s text:c="4"/></text:span><text:span text:style-name="T6">&lt;input type="button" value="</text:span><text:span text:style-name="T6">花子</text:span><text:span text:style-name="T6">" onclick="hanako();"&gt;</text:span></text:p>
            <text:p text:style-name="P5"><text:span text:style-name="T6"><text:s text:c="4"/></text:span><text:span text:style-name="T6">&lt;p id="who"&gt;world&lt;/p&gt;</text:span></text:p>
            <text:p text:style-name="P5"><text:span text:style-name="T1"><text:s text:c="2"/></text:span><text:span text:style-name="T1">&lt;/body&gt;</text:span></text:p>
            <text:p text:style-name="P5"><text:span text:style-name="T1"/></text:p>
            <text:p text:style-name="P5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8.html</text:span></text:p>
          </draw:text-box>
        </draw:frame>
        <draw:custom-shape draw:style-name="gr11" draw:text-style-name="P1" draw:layer="Layout" svg:width="12.994cm" svg:height="8.118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13.962cm" svg:y="9.359cm">
          <draw:text-box>
            <text:p text:style-name="P7"><text:span text:style-name="T3">ex06-8.js</text:span></text:p>
          </draw:text-box>
        </draw:frame>
        <draw:custom-shape draw:style-name="gr10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3.633cm" svg:y="9.32cm">
          <draw:text-box>
            <text:p text:style-name="P7"><text:span text:style-name="T3">ex06-8.html</text:span></text:p>
          </draw:text-box>
        </draw:frame>
        <draw:frame draw:style-name="gr8" draw:text-style-name="P15" draw:layer="layout" svg:width="12.463cm" svg:height="6.438cm" svg:x="14.396cm" svg:y="10.585cm">
          <draw:text-box>
            <text:p text:style-name="P14"><text:span text:style-name="T6">function sayhello() {</text:span></text:p>
            <text:p text:style-name="P14"><text:span text:style-name="T6"><text:s text:c="2"/></text:span><text:span text:style-name="T6">alert('Hello, ' + document.getElementById('who').innerHTML + '!')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taro() {</text:span></text:p>
            <text:p text:style-name="P14"><text:span text:style-name="T6"><text:s text:c="2"/></text:span><text:span text:style-name="T6">document.getElementById('who').innerHTML = '</text:span><text:span text:style-name="T6">太郎</text:span><text:span text:style-name="T6">'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hanako() {</text:span></text:p>
            <text:p text:style-name="P14"><text:span text:style-name="T6"><text:s text:c="2"/></text:span><text:span text:style-name="T6">document.getElementById('who').innerHTML = '</text:span><text:span text:style-name="T6">花子</text:span><text:span text:style-name="T6">';</text:span></text:p>
            <text:p text:style-name="P14"><text:span text:style-name="T6">}</text:span></text:p>
          </draw:text-box>
        </draw:frame>
        <draw:custom-shape draw:style-name="gr18" draw:text-style-name="P12" draw:layer="Layout" svg:width="5.3cm" svg:height="2.658cm" svg:x="22.078cm" svg:y="4.247cm">
          <text:p text:style-name="P16"><text:span text:style-name="T7">function sayhello()</text:span></text:p>
          <text:p text:style-name="P16"><text:span text:style-name="T7">function taro()</text:span></text:p>
          <text:p text:style-name="P16"><text:span text:style-name="T7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7.449cm" svg:height="1.622cm" svg:x="10.754cm" svg:y="3.127cm">
          <draw:text-box>
            <text:p text:style-name="P20"><text:span text:style-name="T9">JavaScript</text:span><text:span text:style-name="T9">による変更の練習</text:span></text:p>
          </draw:text-box>
        </draw:frame>
        <draw:custom-shape draw:style-name="gr24" draw:text-style-name="P18" draw:layer="Layout" svg:width="2.52cm" svg:height="1.001cm" svg:x="11.03cm" svg:y="4.18cm">
          <text:p text:style-name="P21"><text:span text:style-name="T9">あいさつ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37cm" svg:y="5.351cm">
          <text:p text:style-name="P21"><text:span text:style-name="T9">太郎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5cm" svg:y="6.552cm">
          <text:p text:style-name="P21"><text:span text:style-name="T9">花子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5.282cm" svg:height="0.864cm" svg:x="13.852cm" svg:y="4.34cm">
          <draw:text-box>
            <text:p text:style-name="P20"><text:span text:style-name="T7">onclick=”</text:span><text:span text:style-name="T10">sayhello()</text:span><text:span text:style-name="T7">;”</text:span></text:p>
          </draw:text-box>
        </draw:frame>
        <draw:frame draw:style-name="gr22" draw:text-style-name="P19" draw:layer="layout" svg:width="6.542cm" svg:height="1.165cm" svg:x="13.76cm" svg:y="5.542cm">
          <draw:text-box>
            <text:p text:style-name="P20"><text:span text:style-name="T7">onclick=”taro();”</text:span></text:p>
          </draw:text-box>
        </draw:frame>
        <draw:frame draw:style-name="gr22" draw:text-style-name="P19" draw:layer="layout" svg:width="6.574cm" svg:height="1.165cm" svg:x="13.806cm" svg:y="6.621cm">
          <draw:text-box>
            <text:p text:style-name="P20"><text:span text:style-name="T7">onclick=”hanako();”</text:span></text:p>
          </draw:text-box>
        </draw:frame>
        <draw:frame draw:style-name="gr23" draw:text-style-name="P7" draw:layer="layout" svg:width="2.166cm" svg:height="0.882cm" svg:x="11.212cm" svg:y="7.974cm">
          <draw:text-box>
            <text:p text:style-name="P7">world</text:p>
          </draw:text-box>
        </draw:frame>
        <draw:line draw:style-name="gr12" draw:text-style-name="P1" draw:layer="layout" svg:x1="17.416cm" svg:y1="5.054cm" svg:x2="17.492cm" svg:y2="10.638cm">
          <text:p/>
        </draw:line>
      </draw:page>
      <draw:page draw:name="page6" draw:style-name="dp1" draw:master-page-name="Draw4ja">
        <office:forms form:automatic-focus="false" form:apply-design-mode="false"/>
        <draw:custom-shape draw:style-name="gr17" draw:text-style-name="P1" draw:layer="Layout" svg:width="9.859cm" svg:height="7.423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0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8.574cm" svg:x="3.806cm" svg:y="10.585cm">
          <draw:text-box>
            <text:p text:style-name="P5"><text:span text:style-name="T1">&lt;!DOCTYPE html&gt;</text:span></text:p>
            <text:p text:style-name="P5"><text:span text:style-name="T4">&lt;html&gt;</text:span></text:p>
            <text:p text:style-name="P5"><text:span text:style-name="T4"/></text:p>
            <text:p text:style-name="P5"><text:span text:style-name="T4"><text:s text:c="2"/></text:span><text:span text:style-name="T4">&lt;head&gt;</text:span></text:p>
            <text:p text:style-name="P5"><text:span text:style-name="T4"><text:s text:c="4"/></text:span><text:span text:style-name="T4">&lt;meta charset="utf-8"&gt;</text:span></text:p>
            <text:p text:style-name="P5"><text:span text:style-name="T4"><text:s text:c="4"/></text:span><text:span text:style-name="T4">&lt;title&gt;</text:span><text:span text:style-name="T4">練習問題</text:span><text:span text:style-name="T4">06-8&lt;/title&gt;</text:span></text:p>
            <text:p text:style-name="P5"><text:span text:style-name="T4"><text:s text:c="4"/></text:span><text:span text:style-name="T4">&lt;script src="ex06-8.js"&gt;&lt;/script&gt;</text:span></text:p>
            <text:p text:style-name="P5"><text:span text:style-name="T4"><text:s text:c="2"/></text:span><text:span text:style-name="T4">&lt;/head&gt;</text:span></text:p>
            <text:p text:style-name="P5"><text:span text:style-name="T4"/></text:p>
            <text:p text:style-name="P5"><text:span text:style-name="T4"><text:s text:c="2"/></text:span><text:span text:style-name="T4">&lt;body&gt;</text:span></text:p>
            <text:p text:style-name="P5"><text:span text:style-name="T4"><text:s text:c="4"/></text:span><text:span text:style-name="T4">&lt;h1&gt;JavaScript</text:span><text:span text:style-name="T4">による変更の練習</text:span><text:span text:style-name="T4">&lt;/h1&gt;</text:span></text:p>
            <text:p text:style-name="P5"><text:span text:style-name="T4"><text:s text:c="4"/></text:span><text:span text:style-name="T4">&lt;input type="button" value="</text:span><text:span text:style-name="T4">あいさつ</text:span><text:span text:style-name="T4">" onclick="sayhello();"&gt;</text:span></text:p>
            <text:p text:style-name="P5"><text:span text:style-name="T4"><text:s text:c="4"/></text:span><text:span text:style-name="T4">&lt;input type="button" value="</text:span><text:span text:style-name="T4">太郎</text:span><text:span text:style-name="T4">" onclick="taro();"&gt;</text:span></text:p>
            <text:p text:style-name="P5"><text:span text:style-name="T4"><text:s text:c="4"/></text:span><text:span text:style-name="T4">&lt;input type="button" value="</text:span><text:span text:style-name="T4">花子</text:span><text:span text:style-name="T4">" onclick="hanako();"&gt;</text:span></text:p>
            <text:p text:style-name="P5"><text:span text:style-name="T4"><text:s text:c="4"/></text:span><text:span text:style-name="T4">&lt;p id="who"&gt;world&lt;/p&gt;</text:span></text:p>
            <text:p text:style-name="P5"><text:span text:style-name="T4"><text:s text:c="2"/></text:span><text:span text:style-name="T4">&lt;/body&gt;</text:span></text:p>
            <text:p text:style-name="P5"><text:span text:style-name="T4"/></text:p>
            <text:p text:style-name="P5"><text:span text:style-name="T4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8.html</text:span></text:p>
          </draw:text-box>
        </draw:frame>
        <draw:custom-shape draw:style-name="gr11" draw:text-style-name="P1" draw:layer="Layout" svg:width="12.994cm" svg:height="8.118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13.962cm" svg:y="9.359cm">
          <draw:text-box>
            <text:p text:style-name="P7"><text:span text:style-name="T3">ex06-8.js</text:span></text:p>
          </draw:text-box>
        </draw:frame>
        <draw:custom-shape draw:style-name="gr10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3.633cm" svg:y="9.32cm">
          <draw:text-box>
            <text:p text:style-name="P7"><text:span text:style-name="T3">ex06-8.html</text:span></text:p>
          </draw:text-box>
        </draw:frame>
        <draw:frame draw:style-name="gr8" draw:text-style-name="P15" draw:layer="layout" svg:width="12.463cm" svg:height="6.438cm" svg:x="14.396cm" svg:y="10.585cm">
          <draw:text-box>
            <text:p text:style-name="P14"><text:span text:style-name="T6">function sayhello() {</text:span></text:p>
            <text:p text:style-name="P14"><text:span text:style-name="T6"><text:s text:c="2"/></text:span><text:span text:style-name="T6">alert('Hello, ' + </text:span><text:span text:style-name="T4">document</text:span><text:span text:style-name="T6">.getElementById('who').innerHTML + '!')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taro() {</text:span></text:p>
            <text:p text:style-name="P14"><text:span text:style-name="T6"><text:s text:c="2"/></text:span><text:span text:style-name="T6">document.getElementById('who').innerHTML = '</text:span><text:span text:style-name="T6">太郎</text:span><text:span text:style-name="T6">'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hanako() {</text:span></text:p>
            <text:p text:style-name="P14"><text:span text:style-name="T6"><text:s text:c="2"/></text:span><text:span text:style-name="T6">document.getElementById('who').innerHTML = '</text:span><text:span text:style-name="T6">花子</text:span><text:span text:style-name="T6">';</text:span></text:p>
            <text:p text:style-name="P14"><text:span text:style-name="T6">}</text:span></text:p>
          </draw:text-box>
        </draw:frame>
        <draw:custom-shape draw:style-name="gr18" draw:text-style-name="P12" draw:layer="Layout" svg:width="5.3cm" svg:height="2.658cm" svg:x="22.078cm" svg:y="4.247cm">
          <text:p text:style-name="P16"><text:span text:style-name="T7">function sayhello()</text:span></text:p>
          <text:p text:style-name="P16"><text:span text:style-name="T7">function taro()</text:span></text:p>
          <text:p text:style-name="P16"><text:span text:style-name="T7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7.449cm" svg:height="1.622cm" svg:x="10.754cm" svg:y="3.127cm">
          <draw:text-box>
            <text:p text:style-name="P20"><text:span text:style-name="T9">JavaScript</text:span><text:span text:style-name="T9">による変更の練習</text:span></text:p>
          </draw:text-box>
        </draw:frame>
        <draw:custom-shape draw:style-name="gr26" draw:text-style-name="P18" draw:layer="Layout" svg:width="2.52cm" svg:height="1.001cm" svg:x="11.03cm" svg:y="4.18cm">
          <text:p text:style-name="P21"><text:span text:style-name="T9">あいさつ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37cm" svg:y="5.351cm">
          <text:p text:style-name="P21"><text:span text:style-name="T9">太郎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5cm" svg:y="6.552cm">
          <text:p text:style-name="P21"><text:span text:style-name="T9">花子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5.282cm" svg:height="0.864cm" svg:x="13.852cm" svg:y="4.34cm">
          <draw:text-box>
            <text:p text:style-name="P20"><text:span text:style-name="T7">onclick=”</text:span><text:span text:style-name="T11">sayhello()</text:span><text:span text:style-name="T7">;”</text:span></text:p>
          </draw:text-box>
        </draw:frame>
        <draw:frame draw:style-name="gr22" draw:text-style-name="P19" draw:layer="layout" svg:width="6.542cm" svg:height="1.165cm" svg:x="13.76cm" svg:y="5.542cm">
          <draw:text-box>
            <text:p text:style-name="P20"><text:span text:style-name="T7">onclick=”taro();”</text:span></text:p>
          </draw:text-box>
        </draw:frame>
        <draw:frame draw:style-name="gr22" draw:text-style-name="P19" draw:layer="layout" svg:width="6.574cm" svg:height="1.165cm" svg:x="13.806cm" svg:y="6.621cm">
          <draw:text-box>
            <text:p text:style-name="P20"><text:span text:style-name="T7">onclick=”hanako();”</text:span></text:p>
          </draw:text-box>
        </draw:frame>
        <draw:frame draw:style-name="gr23" draw:text-style-name="P7" draw:layer="layout" svg:width="2.166cm" svg:height="0.882cm" svg:x="11.212cm" svg:y="7.974cm">
          <draw:text-box>
            <text:p text:style-name="P7">world</text:p>
          </draw:text-box>
        </draw:frame>
        <draw:line draw:style-name="gr12" draw:text-style-name="P1" draw:layer="layout" svg:x1="18.158cm" svg:y1="11.53cm" svg:x2="10.259cm" svg:y2="12.695cm">
          <text:p/>
        </draw:line>
        <draw:frame draw:style-name="gr23" draw:text-style-name="P22" draw:layer="layout" svg:width="4.397cm" svg:height="0.742cm" svg:x="10.198cm" svg:y="11.44cm">
          <draw:text-box>
            <text:p><text:span text:style-name="T12">ウェブページ全体</text:span></text:p>
          </draw:text-box>
        </draw:frame>
      </draw:page>
      <draw:page draw:name="page7" draw:style-name="dp1" draw:master-page-name="Draw4ja">
        <office:forms form:automatic-focus="false" form:apply-design-mode="false"/>
        <draw:custom-shape draw:style-name="gr17" draw:text-style-name="P1" draw:layer="Layout" svg:width="9.859cm" svg:height="7.423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0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8.574cm" svg:x="3.806cm" svg:y="10.585cm">
          <draw:text-box>
            <text:p text:style-name="P5"><text:span text:style-name="T1">&lt;!DOCTYPE html&gt;</text:span></text:p>
            <text:p text:style-name="P5"><text:span text:style-name="T6">&lt;html&gt;</text:span></text:p>
            <text:p text:style-name="P5"><text:span text:style-name="T6"/></text:p>
            <text:p text:style-name="P5"><text:span text:style-name="T6"><text:s text:c="2"/></text:span><text:span text:style-name="T6">&lt;head&gt;</text:span></text:p>
            <text:p text:style-name="P5"><text:span text:style-name="T6"><text:s text:c="4"/></text:span><text:span text:style-name="T6">&lt;meta charset="utf-8"&gt;</text:span></text:p>
            <text:p text:style-name="P5"><text:span text:style-name="T6"><text:s text:c="4"/></text:span><text:span text:style-name="T6">&lt;title&gt;</text:span><text:span text:style-name="T6">練習問題</text:span><text:span text:style-name="T6">06-8&lt;/title&gt;</text:span></text:p>
            <text:p text:style-name="P5"><text:span text:style-name="T6"><text:s text:c="4"/></text:span><text:span text:style-name="T6">&lt;script src="ex06-8.js"&gt;&lt;/script&gt;</text:span></text:p>
            <text:p text:style-name="P5"><text:span text:style-name="T6"><text:s text:c="2"/></text:span><text:span text:style-name="T6">&lt;/head&gt;</text:span></text:p>
            <text:p text:style-name="P5"><text:span text:style-name="T6"/></text:p>
            <text:p text:style-name="P5"><text:span text:style-name="T6"><text:s text:c="2"/></text:span><text:span text:style-name="T6">&lt;body&gt;</text:span></text:p>
            <text:p text:style-name="P5"><text:span text:style-name="T6"><text:s text:c="4"/></text:span><text:span text:style-name="T6">&lt;h1&gt;JavaScript</text:span><text:span text:style-name="T6">による変更の練習</text:span><text:span text:style-name="T6">&lt;/h1&gt;</text:span></text:p>
            <text:p text:style-name="P5"><text:span text:style-name="T6"><text:s text:c="4"/></text:span><text:span text:style-name="T6">&lt;input type="button" value="</text:span><text:span text:style-name="T6">あいさつ</text:span><text:span text:style-name="T6">" onclick="sayhello();"&gt;</text:span></text:p>
            <text:p text:style-name="P5"><text:span text:style-name="T6"><text:s text:c="4"/></text:span><text:span text:style-name="T6">&lt;input type="button" value="</text:span><text:span text:style-name="T6">太郎</text:span><text:span text:style-name="T6">" onclick="taro();"&gt;</text:span></text:p>
            <text:p text:style-name="P5"><text:span text:style-name="T6"><text:s text:c="4"/></text:span><text:span text:style-name="T6">&lt;input type="button" value="</text:span><text:span text:style-name="T6">花子</text:span><text:span text:style-name="T6">" onclick="hanako();"&gt;</text:span></text:p>
            <text:p text:style-name="P5"><text:span text:style-name="T6"><text:s text:c="4"/></text:span><text:span text:style-name="T4">&lt;p id="who"&gt;world&lt;/p&gt;</text:span></text:p>
            <text:p text:style-name="P5"><text:span text:style-name="T6"><text:s text:c="2"/></text:span><text:span text:style-name="T6">&lt;/body&gt;</text:span></text:p>
            <text:p text:style-name="P5"><text:span text:style-name="T6"/></text:p>
            <text:p text:style-name="P5"><text:span text:style-name="T6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8.html</text:span></text:p>
          </draw:text-box>
        </draw:frame>
        <draw:custom-shape draw:style-name="gr11" draw:text-style-name="P1" draw:layer="Layout" svg:width="12.994cm" svg:height="8.118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13.962cm" svg:y="9.359cm">
          <draw:text-box>
            <text:p text:style-name="P7"><text:span text:style-name="T3">ex06-8.js</text:span></text:p>
          </draw:text-box>
        </draw:frame>
        <draw:custom-shape draw:style-name="gr10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3.633cm" svg:y="9.32cm">
          <draw:text-box>
            <text:p text:style-name="P7"><text:span text:style-name="T3">ex06-8.html</text:span></text:p>
          </draw:text-box>
        </draw:frame>
        <draw:frame draw:style-name="gr8" draw:text-style-name="P15" draw:layer="layout" svg:width="12.463cm" svg:height="6.438cm" svg:x="14.396cm" svg:y="10.585cm">
          <draw:text-box>
            <text:p text:style-name="P14"><text:span text:style-name="T6">function sayhello() {</text:span></text:p>
            <text:p text:style-name="P14"><text:span text:style-name="T6"><text:s text:c="2"/></text:span><text:span text:style-name="T6">alert('Hello, ' + </text:span><text:span text:style-name="T4">document.getElementById('who'</text:span><text:span text:style-name="T6">).innerHTML + '!')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taro() {</text:span></text:p>
            <text:p text:style-name="P14"><text:span text:style-name="T6"><text:s text:c="2"/></text:span><text:span text:style-name="T6">document.getElementById('who').innerHTML = '</text:span><text:span text:style-name="T6">太郎</text:span><text:span text:style-name="T6">'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hanako() {</text:span></text:p>
            <text:p text:style-name="P14"><text:span text:style-name="T6"><text:s text:c="2"/></text:span><text:span text:style-name="T6">document.getElementById('who').innerHTML = '</text:span><text:span text:style-name="T6">花子</text:span><text:span text:style-name="T6">';</text:span></text:p>
            <text:p text:style-name="P14"><text:span text:style-name="T6">}</text:span></text:p>
          </draw:text-box>
        </draw:frame>
        <draw:custom-shape draw:style-name="gr18" draw:text-style-name="P12" draw:layer="Layout" svg:width="5.3cm" svg:height="2.658cm" svg:x="22.078cm" svg:y="4.247cm">
          <text:p text:style-name="P16"><text:span text:style-name="T7">function sayhello()</text:span></text:p>
          <text:p text:style-name="P16"><text:span text:style-name="T7">function taro()</text:span></text:p>
          <text:p text:style-name="P16"><text:span text:style-name="T7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7.449cm" svg:height="1.622cm" svg:x="10.754cm" svg:y="3.127cm">
          <draw:text-box>
            <text:p text:style-name="P20"><text:span text:style-name="T9">JavaScript</text:span><text:span text:style-name="T9">による変更の練習</text:span></text:p>
          </draw:text-box>
        </draw:frame>
        <draw:custom-shape draw:style-name="gr26" draw:text-style-name="P18" draw:layer="Layout" svg:width="2.52cm" svg:height="1.001cm" svg:x="11.03cm" svg:y="4.18cm">
          <text:p text:style-name="P21"><text:span text:style-name="T9">あいさつ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37cm" svg:y="5.351cm">
          <text:p text:style-name="P21"><text:span text:style-name="T9">太郎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5cm" svg:y="6.552cm">
          <text:p text:style-name="P21"><text:span text:style-name="T9">花子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5.282cm" svg:height="0.864cm" svg:x="13.852cm" svg:y="4.34cm">
          <draw:text-box>
            <text:p text:style-name="P20"><text:span text:style-name="T7">onclick=”</text:span><text:span text:style-name="T11">sayhello()</text:span><text:span text:style-name="T7">;”</text:span></text:p>
          </draw:text-box>
        </draw:frame>
        <draw:frame draw:style-name="gr22" draw:text-style-name="P19" draw:layer="layout" svg:width="6.542cm" svg:height="1.165cm" svg:x="13.76cm" svg:y="5.542cm">
          <draw:text-box>
            <text:p text:style-name="P20"><text:span text:style-name="T7">onclick=”taro();”</text:span></text:p>
          </draw:text-box>
        </draw:frame>
        <draw:frame draw:style-name="gr22" draw:text-style-name="P19" draw:layer="layout" svg:width="6.574cm" svg:height="1.165cm" svg:x="13.806cm" svg:y="6.621cm">
          <draw:text-box>
            <text:p text:style-name="P20"><text:span text:style-name="T7">onclick=”hanako();”</text:span></text:p>
          </draw:text-box>
        </draw:frame>
        <draw:frame draw:style-name="gr23" draw:text-style-name="P7" draw:layer="layout" svg:width="2.166cm" svg:height="0.882cm" svg:x="11.212cm" svg:y="7.974cm">
          <draw:text-box>
            <text:p text:style-name="P7">world</text:p>
          </draw:text-box>
        </draw:frame>
        <draw:line draw:style-name="gr12" draw:text-style-name="P1" draw:layer="layout" svg:x1="20.14cm" svg:y1="11.469cm" svg:x2="8.943cm" svg:y2="17.325cm">
          <text:p/>
        </draw:line>
        <draw:frame draw:style-name="gr23" draw:text-style-name="P22" draw:layer="layout" svg:width="5.697cm" svg:height="0.742cm" svg:x="11.03cm" svg:y="15.844cm">
          <draw:text-box>
            <text:p text:style-name="P23"><text:span text:style-name="T12">id=”who”</text:span><text:span text:style-name="T12">の要素を探す</text:span></text:p>
          </draw:text-box>
        </draw:frame>
      </draw:page>
      <draw:page draw:name="page8" draw:style-name="dp1" draw:master-page-name="Draw4ja">
        <office:forms form:automatic-focus="false" form:apply-design-mode="false"/>
        <draw:custom-shape draw:style-name="gr17" draw:text-style-name="P1" draw:layer="Layout" svg:width="9.859cm" svg:height="7.423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0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8.574cm" svg:x="3.806cm" svg:y="10.585cm">
          <draw:text-box>
            <text:p text:style-name="P5"><text:span text:style-name="T1">&lt;!DOCTYPE html&gt;</text:span></text:p>
            <text:p text:style-name="P5"><text:span text:style-name="T6">&lt;html&gt;</text:span></text:p>
            <text:p text:style-name="P5"><text:span text:style-name="T6"/></text:p>
            <text:p text:style-name="P5"><text:span text:style-name="T6"><text:s text:c="2"/></text:span><text:span text:style-name="T6">&lt;head&gt;</text:span></text:p>
            <text:p text:style-name="P5"><text:span text:style-name="T6"><text:s text:c="4"/></text:span><text:span text:style-name="T6">&lt;meta charset="utf-8"&gt;</text:span></text:p>
            <text:p text:style-name="P5"><text:span text:style-name="T6"><text:s text:c="4"/></text:span><text:span text:style-name="T6">&lt;title&gt;</text:span><text:span text:style-name="T6">練習問題</text:span><text:span text:style-name="T6">06-8&lt;/title&gt;</text:span></text:p>
            <text:p text:style-name="P5"><text:span text:style-name="T6"><text:s text:c="4"/></text:span><text:span text:style-name="T6">&lt;script src="ex06-8.js"&gt;&lt;/script&gt;</text:span></text:p>
            <text:p text:style-name="P5"><text:span text:style-name="T6"><text:s text:c="2"/></text:span><text:span text:style-name="T6">&lt;/head&gt;</text:span></text:p>
            <text:p text:style-name="P5"><text:span text:style-name="T6"/></text:p>
            <text:p text:style-name="P5"><text:span text:style-name="T6"><text:s text:c="2"/></text:span><text:span text:style-name="T6">&lt;body&gt;</text:span></text:p>
            <text:p text:style-name="P5"><text:span text:style-name="T6"><text:s text:c="4"/></text:span><text:span text:style-name="T6">&lt;h1&gt;JavaScript</text:span><text:span text:style-name="T6">による変更の練習</text:span><text:span text:style-name="T6">&lt;/h1&gt;</text:span></text:p>
            <text:p text:style-name="P5"><text:span text:style-name="T6"><text:s text:c="4"/></text:span><text:span text:style-name="T6">&lt;input type="button" value="</text:span><text:span text:style-name="T6">あいさつ</text:span><text:span text:style-name="T6">" onclick="sayhello();"&gt;</text:span></text:p>
            <text:p text:style-name="P5"><text:span text:style-name="T6"><text:s text:c="4"/></text:span><text:span text:style-name="T6">&lt;input type="button" value="</text:span><text:span text:style-name="T6">太郎</text:span><text:span text:style-name="T6">" onclick="taro();"&gt;</text:span></text:p>
            <text:p text:style-name="P5"><text:span text:style-name="T6"><text:s text:c="4"/></text:span><text:span text:style-name="T6">&lt;input type="button" value="</text:span><text:span text:style-name="T6">花子</text:span><text:span text:style-name="T6">" onclick="hanako();"&gt;</text:span></text:p>
            <text:p text:style-name="P5"><text:span text:style-name="T6"><text:s text:c="4"/></text:span><text:span text:style-name="T6">&lt;p id="who"&gt;</text:span><text:span text:style-name="T4">world</text:span><text:span text:style-name="T6">&lt;/p&gt;</text:span></text:p>
            <text:p text:style-name="P5"><text:span text:style-name="T6"><text:s text:c="2"/></text:span><text:span text:style-name="T6">&lt;/body&gt;</text:span></text:p>
            <text:p text:style-name="P5"><text:span text:style-name="T6"/></text:p>
            <text:p text:style-name="P5"><text:span text:style-name="T6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8.html</text:span></text:p>
          </draw:text-box>
        </draw:frame>
        <draw:custom-shape draw:style-name="gr11" draw:text-style-name="P1" draw:layer="Layout" svg:width="12.994cm" svg:height="8.118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13.962cm" svg:y="9.359cm">
          <draw:text-box>
            <text:p text:style-name="P7"><text:span text:style-name="T3">ex06-8.js</text:span></text:p>
          </draw:text-box>
        </draw:frame>
        <draw:custom-shape draw:style-name="gr10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3.633cm" svg:y="9.32cm">
          <draw:text-box>
            <text:p text:style-name="P7"><text:span text:style-name="T3">ex06-8.html</text:span></text:p>
          </draw:text-box>
        </draw:frame>
        <draw:frame draw:style-name="gr8" draw:text-style-name="P15" draw:layer="layout" svg:width="12.463cm" svg:height="6.438cm" svg:x="14.396cm" svg:y="10.585cm">
          <draw:text-box>
            <text:p text:style-name="P14"><text:span text:style-name="T6">function sayhello() {</text:span></text:p>
            <text:p text:style-name="P14"><text:span text:style-name="T6"><text:s text:c="2"/></text:span><text:span text:style-name="T6">alert('Hello, ' + </text:span><text:span text:style-name="T4">document.getElementById('who').innerHTML</text:span><text:span text:style-name="T6"> + '!')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taro() {</text:span></text:p>
            <text:p text:style-name="P14"><text:span text:style-name="T6"><text:s text:c="2"/></text:span><text:span text:style-name="T6">document.getElementById('who').innerHTML = '</text:span><text:span text:style-name="T6">太郎</text:span><text:span text:style-name="T6">'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hanako() {</text:span></text:p>
            <text:p text:style-name="P14"><text:span text:style-name="T6"><text:s text:c="2"/></text:span><text:span text:style-name="T6">document.getElementById('who').innerHTML = '</text:span><text:span text:style-name="T6">花子</text:span><text:span text:style-name="T6">';</text:span></text:p>
            <text:p text:style-name="P14"><text:span text:style-name="T6">}</text:span></text:p>
          </draw:text-box>
        </draw:frame>
        <draw:custom-shape draw:style-name="gr18" draw:text-style-name="P12" draw:layer="Layout" svg:width="5.3cm" svg:height="2.658cm" svg:x="22.078cm" svg:y="4.247cm">
          <text:p text:style-name="P16"><text:span text:style-name="T7">function sayhello()</text:span></text:p>
          <text:p text:style-name="P16"><text:span text:style-name="T7">function taro()</text:span></text:p>
          <text:p text:style-name="P16"><text:span text:style-name="T7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7.449cm" svg:height="1.622cm" svg:x="10.754cm" svg:y="3.127cm">
          <draw:text-box>
            <text:p text:style-name="P20"><text:span text:style-name="T9">JavaScript</text:span><text:span text:style-name="T9">による変更の練習</text:span></text:p>
          </draw:text-box>
        </draw:frame>
        <draw:custom-shape draw:style-name="gr26" draw:text-style-name="P18" draw:layer="Layout" svg:width="2.52cm" svg:height="1.001cm" svg:x="11.03cm" svg:y="4.18cm">
          <text:p text:style-name="P21"><text:span text:style-name="T9">あいさつ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37cm" svg:y="5.351cm">
          <text:p text:style-name="P21"><text:span text:style-name="T9">太郎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5cm" svg:y="6.552cm">
          <text:p text:style-name="P21"><text:span text:style-name="T9">花子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5.282cm" svg:height="0.864cm" svg:x="13.852cm" svg:y="4.34cm">
          <draw:text-box>
            <text:p text:style-name="P20"><text:span text:style-name="T7">onclick=”</text:span><text:span text:style-name="T11">sayhello()</text:span><text:span text:style-name="T7">;”</text:span></text:p>
          </draw:text-box>
        </draw:frame>
        <draw:frame draw:style-name="gr22" draw:text-style-name="P19" draw:layer="layout" svg:width="6.542cm" svg:height="1.165cm" svg:x="13.76cm" svg:y="5.542cm">
          <draw:text-box>
            <text:p text:style-name="P20"><text:span text:style-name="T7">onclick=”taro();”</text:span></text:p>
          </draw:text-box>
        </draw:frame>
        <draw:frame draw:style-name="gr22" draw:text-style-name="P19" draw:layer="layout" svg:width="6.574cm" svg:height="1.165cm" svg:x="13.806cm" svg:y="6.621cm">
          <draw:text-box>
            <text:p text:style-name="P20"><text:span text:style-name="T7">onclick=”hanako();”</text:span></text:p>
          </draw:text-box>
        </draw:frame>
        <draw:frame draw:style-name="gr23" draw:text-style-name="P7" draw:layer="layout" svg:width="2.166cm" svg:height="0.882cm" svg:x="11.212cm" svg:y="7.974cm">
          <draw:text-box>
            <text:p text:style-name="P7">world</text:p>
          </draw:text-box>
        </draw:frame>
        <draw:line draw:style-name="gr12" draw:text-style-name="P1" draw:layer="layout" svg:x1="23.742cm" svg:y1="11.515cm" svg:x2="7.626cm" svg:y2="17.492cm">
          <text:p/>
        </draw:line>
        <draw:frame draw:style-name="gr23" draw:text-style-name="P22" draw:layer="layout" svg:width="4.456cm" svg:height="0.742cm" svg:x="11.03cm" svg:y="15.844cm">
          <draw:text-box>
            <text:p text:style-name="P24"><text:span text:style-name="T12">要素の中身の部分</text:span></text:p>
          </draw:text-box>
        </draw:frame>
      </draw:page>
      <draw:page draw:name="page9" draw:style-name="dp1" draw:master-page-name="Draw4ja">
        <office:forms form:automatic-focus="false" form:apply-design-mode="false"/>
        <draw:custom-shape draw:style-name="gr17" draw:text-style-name="P1" draw:layer="Layout" svg:width="9.859cm" svg:height="7.423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0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622cm" svg:x="3.806cm" svg:y="10.585cm">
          <draw:text-box>
            <text:p text:style-name="P5"><text:span text:style-name="T1">&lt;!DOCTYPE html&gt;</text:span></text:p>
            <text:p text:style-name="P5"><text:span text:style-name="T6">&lt;html&gt;</text:span></text:p>
            <text:p text:style-name="P5"><text:span text:style-name="T6"/></text:p>
            <text:p text:style-name="P5"><text:span text:style-name="T6"><text:s text:c="2"/></text:span><text:span text:style-name="T6">&lt;head&gt;</text:span></text:p>
            <text:p text:style-name="P5"><text:span text:style-name="T6"><text:s text:c="4"/></text:span><text:span text:style-name="T6">&lt;meta charset="utf-8"&gt;</text:span></text:p>
            <text:p text:style-name="P5"><text:span text:style-name="T6"><text:s text:c="4"/></text:span><text:span text:style-name="T6">&lt;title&gt;</text:span><text:span text:style-name="T6">練習問題</text:span><text:span text:style-name="T6">06-8&lt;/title&gt;</text:span></text:p>
            <text:p text:style-name="P5"><text:span text:style-name="T6"><text:s text:c="4"/></text:span><text:span text:style-name="T6">&lt;script src="ex06-8.js"&gt;&lt;/script&gt;</text:span></text:p>
            <text:p text:style-name="P5"><text:span text:style-name="T6"><text:s text:c="2"/></text:span><text:span text:style-name="T6">&lt;/head&gt;</text:span></text:p>
            <text:p text:style-name="P5"><text:span text:style-name="T6"/></text:p>
            <text:p text:style-name="P5"><text:span text:style-name="T6"><text:s text:c="2"/></text:span><text:span text:style-name="T6">&lt;body&gt;</text:span></text:p>
            <text:p text:style-name="P5"><text:span text:style-name="T6"><text:s text:c="4"/></text:span><text:span text:style-name="T6">&lt;h1&gt;JavaScript</text:span><text:span text:style-name="T6">による変更の練習</text:span><text:span text:style-name="T6">&lt;/h1&gt;</text:span></text:p>
            <text:p text:style-name="P5"><text:span text:style-name="T6"><text:s text:c="4"/></text:span><text:span text:style-name="T6">&lt;input type="button" value="</text:span><text:span text:style-name="T6">あいさつ</text:span><text:span text:style-name="T6">" onclick="sayhello();"&gt;</text:span></text:p>
            <text:p text:style-name="P5"><text:span text:style-name="T6"><text:s text:c="4"/></text:span><text:span text:style-name="T6">&lt;input type="button" value="</text:span><text:span text:style-name="T6">太郎</text:span><text:span text:style-name="T6">" onclick="taro();"&gt;</text:span></text:p>
            <text:p text:style-name="P5"><text:span text:style-name="T6"><text:s text:c="4"/></text:span><text:span text:style-name="T6">&lt;input type="button" value="</text:span><text:span text:style-name="T6">花子</text:span><text:span text:style-name="T6">" onclick="hanako();"&gt;</text:span></text:p>
            <text:p text:style-name="P5"><text:span text:style-name="T6"><text:s text:c="4"/></text:span><text:span text:style-name="T6">&lt;p id="who"&gt;</text:span><text:span text:style-name="T4">world</text:span><text:span text:style-name="T6">&lt;/p&gt;</text:span></text:p>
            <text:p text:style-name="P5"><text:span text:style-name="T6"><text:s text:c="2"/></text:span><text:span text:style-name="T6">&lt;/body&gt;</text:span></text:p>
            <text:p text:style-name="P5"><text:span text:style-name="T6"/></text:p>
            <text:p text:style-name="P5"><text:span text:style-name="T6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8.html</text:span></text:p>
          </draw:text-box>
        </draw:frame>
        <draw:custom-shape draw:style-name="gr11" draw:text-style-name="P1" draw:layer="Layout" svg:width="12.994cm" svg:height="8.118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13.962cm" svg:y="9.359cm">
          <draw:text-box>
            <text:p text:style-name="P7"><text:span text:style-name="T3">ex06-8.js</text:span></text:p>
          </draw:text-box>
        </draw:frame>
        <draw:custom-shape draw:style-name="gr10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3.633cm" svg:y="9.32cm">
          <draw:text-box>
            <text:p text:style-name="P7"><text:span text:style-name="T3">ex06-8.html</text:span></text:p>
          </draw:text-box>
        </draw:frame>
        <draw:frame draw:style-name="gr8" draw:text-style-name="P15" draw:layer="layout" svg:width="12.463cm" svg:height="6.438cm" svg:x="14.396cm" svg:y="10.585cm">
          <draw:text-box>
            <text:p text:style-name="P14"><text:span text:style-name="T6">function sayhello() {</text:span></text:p>
            <text:p text:style-name="P14"><text:span text:style-name="T6"><text:s text:c="2"/></text:span><text:span text:style-name="T6">alert('Hello, ' + </text:span><text:span text:style-name="T4">document.getElementById('who').innerHTML</text:span><text:span text:style-name="T6"> + '!')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taro() {</text:span></text:p>
            <text:p text:style-name="P14"><text:span text:style-name="T6"><text:s text:c="2"/></text:span><text:span text:style-name="T6">document.getElementById('who').innerHTML = '</text:span><text:span text:style-name="T6">太郎</text:span><text:span text:style-name="T6">'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hanako() {</text:span></text:p>
            <text:p text:style-name="P14"><text:span text:style-name="T6"><text:s text:c="2"/></text:span><text:span text:style-name="T6">document.getElementById('who').innerHTML = '</text:span><text:span text:style-name="T6">花子</text:span><text:span text:style-name="T6">';</text:span></text:p>
            <text:p text:style-name="P14"><text:span text:style-name="T6">}</text:span></text:p>
          </draw:text-box>
        </draw:frame>
        <draw:custom-shape draw:style-name="gr18" draw:text-style-name="P12" draw:layer="Layout" svg:width="5.3cm" svg:height="2.658cm" svg:x="22.078cm" svg:y="4.247cm">
          <text:p text:style-name="P16"><text:span text:style-name="T7">function sayhello()</text:span></text:p>
          <text:p text:style-name="P16"><text:span text:style-name="T7">function taro()</text:span></text:p>
          <text:p text:style-name="P16"><text:span text:style-name="T7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7.449cm" svg:height="1.622cm" svg:x="10.754cm" svg:y="3.127cm">
          <draw:text-box>
            <text:p text:style-name="P20"><text:span text:style-name="T9">JavaScript</text:span><text:span text:style-name="T9">による変更の練習</text:span></text:p>
          </draw:text-box>
        </draw:frame>
        <draw:custom-shape draw:style-name="gr26" draw:text-style-name="P18" draw:layer="Layout" svg:width="2.52cm" svg:height="1.001cm" svg:x="11.03cm" svg:y="4.18cm">
          <text:p text:style-name="P21"><text:span text:style-name="T9">あいさつ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37cm" svg:y="5.351cm">
          <text:p text:style-name="P21"><text:span text:style-name="T9">太郎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5cm" svg:y="6.552cm">
          <text:p text:style-name="P21"><text:span text:style-name="T9">花子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5.282cm" svg:height="0.864cm" svg:x="13.852cm" svg:y="4.34cm">
          <draw:text-box>
            <text:p text:style-name="P20"><text:span text:style-name="T7">onclick=”</text:span><text:span text:style-name="T11">sayhello()</text:span><text:span text:style-name="T7">;”</text:span></text:p>
          </draw:text-box>
        </draw:frame>
        <draw:frame draw:style-name="gr22" draw:text-style-name="P19" draw:layer="layout" svg:width="6.542cm" svg:height="1.165cm" svg:x="13.76cm" svg:y="5.542cm">
          <draw:text-box>
            <text:p text:style-name="P20"><text:span text:style-name="T7">onclick=”taro();”</text:span></text:p>
          </draw:text-box>
        </draw:frame>
        <draw:frame draw:style-name="gr22" draw:text-style-name="P19" draw:layer="layout" svg:width="6.574cm" svg:height="1.165cm" svg:x="13.806cm" svg:y="6.621cm">
          <draw:text-box>
            <text:p text:style-name="P20"><text:span text:style-name="T7">onclick=”hanako();”</text:span></text:p>
          </draw:text-box>
        </draw:frame>
        <draw:frame draw:style-name="gr23" draw:text-style-name="P7" draw:layer="layout" svg:width="2.166cm" svg:height="0.882cm" svg:x="11.212cm" svg:y="7.974cm">
          <draw:text-box>
            <text:p text:style-name="P7">world</text:p>
          </draw:text-box>
        </draw:frame>
        <draw:line draw:style-name="gr12" draw:text-style-name="P1" draw:layer="layout" svg:x1="23.742cm" svg:y1="11.515cm" svg:x2="7.626cm" svg:y2="17.492cm">
          <text:p/>
        </draw:line>
        <draw:frame draw:style-name="gr23" draw:text-style-name="P22" draw:layer="layout" svg:width="4.456cm" svg:height="0.742cm" svg:x="11.03cm" svg:y="15.844cm">
          <draw:text-box>
            <text:p text:style-name="P24"><text:span text:style-name="T12">要素の中身の部分</text:span></text:p>
          </draw:text-box>
        </draw:frame>
        <draw:line draw:style-name="gr12" draw:text-style-name="P1" draw:layer="layout" svg:x1="14.844cm" svg:y1="11.228cm" svg:x2="14.905cm" svg:y2="8.746cm">
          <text:p/>
        </draw:line>
        <draw:custom-shape draw:style-name="gr27" draw:text-style-name="P1" draw:layer="layout" svg:width="4.557cm" svg:height="2.572cm" svg:x="12.647cm" svg:y="5.851cm">
          <text:p text:style-name="P1">Hello, world!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raw4ja">
        <office:forms form:automatic-focus="false" form:apply-design-mode="false"/>
        <draw:custom-shape draw:style-name="gr17" draw:text-style-name="P1" draw:layer="Layout" svg:width="9.859cm" svg:height="7.423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0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622cm" svg:x="3.806cm" svg:y="10.585cm">
          <draw:text-box>
            <text:p text:style-name="P5"><text:span text:style-name="T1">&lt;!DOCTYPE html&gt;</text:span></text:p>
            <text:p text:style-name="P5"><text:span text:style-name="T1">&lt;html&gt;</text:span></text:p>
            <text:p text:style-name="P5"><text:span text:style-name="T1"/></text:p>
            <text:p text:style-name="P5"><text:span text:style-name="T1"><text:s text:c="2"/></text:span><text:span text:style-name="T1">&lt;head&gt;</text:span></text:p>
            <text:p text:style-name="P5"><text:span text:style-name="T1"><text:s text:c="4"/></text:span><text:span text:style-name="T1">&lt;meta charset="utf-8"&gt;</text:span></text:p>
            <text:p text:style-name="P5"><text:span text:style-name="T1"><text:s text:c="4"/></text:span><text:span text:style-name="T1">&lt;title&gt;</text:span><text:span text:style-name="T1">練習問題</text:span><text:span text:style-name="T1">06-8&lt;/title&gt;</text:span></text:p>
            <text:p text:style-name="P5"><text:span text:style-name="T1"><text:s text:c="4"/></text:span><text:span text:style-name="T6">&lt;script src="ex06-8.js"&gt;&lt;/script&gt;</text:span></text:p>
            <text:p text:style-name="P5"><text:span text:style-name="T1"><text:s text:c="2"/></text:span><text:span text:style-name="T1">&lt;/head&gt;</text:span></text:p>
            <text:p text:style-name="P5"><text:span text:style-name="T1"/></text:p>
            <text:p text:style-name="P5"><text:span text:style-name="T1"><text:s text:c="2"/></text:span><text:span text:style-name="T1">&lt;body&gt;</text:span></text:p>
            <text:p text:style-name="P5"><text:span text:style-name="T1"><text:s text:c="3"/></text:span><text:span text:style-name="T6"><text:s/></text:span><text:span text:style-name="T6">&lt;h1&gt;JavaScript</text:span><text:span text:style-name="T6">による変更の練習</text:span><text:span text:style-name="T6">&lt;/h1&gt;</text:span></text:p>
            <text:p text:style-name="P5"><text:span text:style-name="T6"><text:s text:c="4"/></text:span><text:span text:style-name="T6">&lt;input type="button" value="</text:span><text:span text:style-name="T6">あいさつ</text:span><text:span text:style-name="T6">" onclick="sayhello();"&gt;</text:span></text:p>
            <text:p text:style-name="P5"><text:span text:style-name="T6"><text:s text:c="4"/></text:span><text:span text:style-name="T6">&lt;input type="button" value="</text:span><text:span text:style-name="T6">太郎</text:span><text:span text:style-name="T6">" onclick="taro();"&gt;</text:span></text:p>
            <text:p text:style-name="P5"><text:span text:style-name="T6"><text:s text:c="4"/></text:span><text:span text:style-name="T6">&lt;input type="button" value="</text:span><text:span text:style-name="T6">花子</text:span><text:span text:style-name="T6">" onclick="hanako();"&gt;</text:span></text:p>
            <text:p text:style-name="P5"><text:span text:style-name="T6"><text:s text:c="4"/></text:span><text:span text:style-name="T6">&lt;p id="who"&gt;world&lt;/p&gt;</text:span></text:p>
            <text:p text:style-name="P5"><text:span text:style-name="T1"><text:s text:c="2"/></text:span><text:span text:style-name="T1">&lt;/body&gt;</text:span></text:p>
            <text:p text:style-name="P5"><text:span text:style-name="T1"/></text:p>
            <text:p text:style-name="P5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8.html</text:span></text:p>
          </draw:text-box>
        </draw:frame>
        <draw:custom-shape draw:style-name="gr11" draw:text-style-name="P1" draw:layer="Layout" svg:width="12.994cm" svg:height="8.118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13.962cm" svg:y="9.359cm">
          <draw:text-box>
            <text:p text:style-name="P7"><text:span text:style-name="T3">ex06-8.js</text:span></text:p>
          </draw:text-box>
        </draw:frame>
        <draw:custom-shape draw:style-name="gr10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3.633cm" svg:y="9.32cm">
          <draw:text-box>
            <text:p text:style-name="P7"><text:span text:style-name="T3">ex06-8.html</text:span></text:p>
          </draw:text-box>
        </draw:frame>
        <draw:frame draw:style-name="gr8" draw:text-style-name="P15" draw:layer="layout" svg:width="12.463cm" svg:height="6.438cm" svg:x="14.396cm" svg:y="10.585cm">
          <draw:text-box>
            <text:p text:style-name="P14"><text:span text:style-name="T6">function sayhello() {</text:span></text:p>
            <text:p text:style-name="P14"><text:span text:style-name="T6"><text:s text:c="2"/></text:span><text:span text:style-name="T6">alert('Hello, ' + document.getElementById('who').innerHTML + '!')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taro() {</text:span></text:p>
            <text:p text:style-name="P14"><text:span text:style-name="T6"><text:s text:c="2"/></text:span><text:span text:style-name="T6">document.getElementById('who').innerHTML = '</text:span><text:span text:style-name="T6">太郎</text:span><text:span text:style-name="T6">'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hanako() {</text:span></text:p>
            <text:p text:style-name="P14"><text:span text:style-name="T6"><text:s text:c="2"/></text:span><text:span text:style-name="T6">document.getElementById('who').innerHTML = '</text:span><text:span text:style-name="T6">花子</text:span><text:span text:style-name="T6">';</text:span></text:p>
            <text:p text:style-name="P14"><text:span text:style-name="T6">}</text:span></text:p>
          </draw:text-box>
        </draw:frame>
        <draw:custom-shape draw:style-name="gr18" draw:text-style-name="P12" draw:layer="Layout" svg:width="5.3cm" svg:height="2.658cm" svg:x="22.078cm" svg:y="4.247cm">
          <text:p text:style-name="P16"><text:span text:style-name="T7">function sayhello()</text:span></text:p>
          <text:p text:style-name="P16"><text:span text:style-name="T7">function taro()</text:span></text:p>
          <text:p text:style-name="P16"><text:span text:style-name="T7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7.449cm" svg:height="1.622cm" svg:x="10.754cm" svg:y="3.127cm">
          <draw:text-box>
            <text:p text:style-name="P20"><text:span text:style-name="T9">JavaScript</text:span><text:span text:style-name="T9">による変更の練習</text:span></text:p>
          </draw:text-box>
        </draw:frame>
        <draw:custom-shape draw:style-name="gr26" draw:text-style-name="P18" draw:layer="Layout" svg:width="2.52cm" svg:height="1.001cm" svg:x="11.03cm" svg:y="4.18cm">
          <text:p text:style-name="P21"><text:span text:style-name="T9">あいさつ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2.52cm" svg:height="1.001cm" svg:x="11.037cm" svg:y="5.351cm">
          <text:p text:style-name="P21"><text:span text:style-name="T9">太郎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5cm" svg:y="6.552cm">
          <text:p text:style-name="P21"><text:span text:style-name="T9">花子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5.282cm" svg:height="0.864cm" svg:x="13.852cm" svg:y="4.34cm">
          <draw:text-box>
            <text:p text:style-name="P20"><text:span text:style-name="T7">onclick=”</text:span><text:span text:style-name="T11">sayhello();</text:span><text:span text:style-name="T7">”</text:span></text:p>
          </draw:text-box>
        </draw:frame>
        <draw:frame draw:style-name="gr22" draw:text-style-name="P19" draw:layer="layout" svg:width="6.542cm" svg:height="1.165cm" svg:x="13.76cm" svg:y="5.542cm">
          <draw:text-box>
            <text:p text:style-name="P20"><text:span text:style-name="T7">onclick=”</text:span><text:span text:style-name="T10">taro()</text:span><text:span text:style-name="T7">;”</text:span></text:p>
          </draw:text-box>
        </draw:frame>
        <draw:frame draw:style-name="gr22" draw:text-style-name="P19" draw:layer="layout" svg:width="6.574cm" svg:height="1.165cm" svg:x="13.806cm" svg:y="6.621cm">
          <draw:text-box>
            <text:p text:style-name="P20"><text:span text:style-name="T7">onclick=”hanako();”</text:span></text:p>
          </draw:text-box>
        </draw:frame>
        <draw:frame draw:style-name="gr23" draw:text-style-name="P7" draw:layer="layout" svg:width="2.166cm" svg:height="0.882cm" svg:x="11.212cm" svg:y="7.974cm">
          <draw:text-box>
            <text:p text:style-name="P7">world</text:p>
          </draw:text-box>
        </draw:frame>
        <draw:line draw:style-name="gr12" draw:text-style-name="P1" draw:layer="layout" svg:x1="16.659cm" svg:y1="6.28cm" svg:x2="16.735cm" svg:y2="11.864cm">
          <text:p/>
        </draw:line>
      </draw:page>
      <draw:page draw:name="page11" draw:style-name="dp1" draw:master-page-name="Draw4ja">
        <office:forms form:automatic-focus="false" form:apply-design-mode="false"/>
        <draw:custom-shape draw:style-name="gr17" draw:text-style-name="P1" draw:layer="Layout" svg:width="9.859cm" svg:height="7.423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0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622cm" svg:x="3.806cm" svg:y="10.585cm">
          <draw:text-box>
            <text:p text:style-name="P5"><text:span text:style-name="T1">&lt;!DOCTYPE html&gt;</text:span></text:p>
            <text:p text:style-name="P5"><text:span text:style-name="T4">&lt;html&gt;</text:span></text:p>
            <text:p text:style-name="P5"><text:span text:style-name="T4"/></text:p>
            <text:p text:style-name="P5"><text:span text:style-name="T4"><text:s text:c="2"/></text:span><text:span text:style-name="T4">&lt;head&gt;</text:span></text:p>
            <text:p text:style-name="P5"><text:span text:style-name="T4"><text:s text:c="4"/></text:span><text:span text:style-name="T4">&lt;meta charset="utf-8"&gt;</text:span></text:p>
            <text:p text:style-name="P5"><text:span text:style-name="T4"><text:s text:c="4"/></text:span><text:span text:style-name="T4">&lt;title&gt;</text:span><text:span text:style-name="T4">練習問題</text:span><text:span text:style-name="T4">06-8&lt;/title&gt;</text:span></text:p>
            <text:p text:style-name="P5"><text:span text:style-name="T4"><text:s text:c="4"/></text:span><text:span text:style-name="T4">&lt;script src="ex06-8.js"&gt;&lt;/script&gt;</text:span></text:p>
            <text:p text:style-name="P5"><text:span text:style-name="T4"><text:s text:c="2"/></text:span><text:span text:style-name="T4">&lt;/head&gt;</text:span></text:p>
            <text:p text:style-name="P5"><text:span text:style-name="T4"/></text:p>
            <text:p text:style-name="P5"><text:span text:style-name="T4"><text:s text:c="2"/></text:span><text:span text:style-name="T4">&lt;body&gt;</text:span></text:p>
            <text:p text:style-name="P5"><text:span text:style-name="T4"><text:s text:c="4"/></text:span><text:span text:style-name="T4">&lt;h1&gt;JavaScript</text:span><text:span text:style-name="T4">による変更の練習</text:span><text:span text:style-name="T4">&lt;/h1&gt;</text:span></text:p>
            <text:p text:style-name="P5"><text:span text:style-name="T4"><text:s text:c="4"/></text:span><text:span text:style-name="T4">&lt;input type="button" value="</text:span><text:span text:style-name="T4">あいさつ</text:span><text:span text:style-name="T4">" onclick="sayhello();"&gt;</text:span></text:p>
            <text:p text:style-name="P5"><text:span text:style-name="T4"><text:s text:c="4"/></text:span><text:span text:style-name="T4">&lt;input type="button" value="</text:span><text:span text:style-name="T4">太郎</text:span><text:span text:style-name="T4">" onclick="taro();"&gt;</text:span></text:p>
            <text:p text:style-name="P5"><text:span text:style-name="T4"><text:s text:c="4"/></text:span><text:span text:style-name="T4">&lt;input type="button" value="</text:span><text:span text:style-name="T4">花子</text:span><text:span text:style-name="T4">" onclick="hanako();"&gt;</text:span></text:p>
            <text:p text:style-name="P5"><text:span text:style-name="T4"><text:s text:c="4"/></text:span><text:span text:style-name="T4">&lt;p id="who"&gt;world&lt;/p&gt;</text:span></text:p>
            <text:p text:style-name="P5"><text:span text:style-name="T4"><text:s text:c="2"/></text:span><text:span text:style-name="T4">&lt;/body&gt;</text:span></text:p>
            <text:p text:style-name="P5"><text:span text:style-name="T4"/></text:p>
            <text:p text:style-name="P5"><text:span text:style-name="T4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8.html</text:span></text:p>
          </draw:text-box>
        </draw:frame>
        <draw:custom-shape draw:style-name="gr11" draw:text-style-name="P1" draw:layer="Layout" svg:width="12.994cm" svg:height="8.118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13.962cm" svg:y="9.359cm">
          <draw:text-box>
            <text:p text:style-name="P7"><text:span text:style-name="T3">ex06-8.js</text:span></text:p>
          </draw:text-box>
        </draw:frame>
        <draw:custom-shape draw:style-name="gr10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3.633cm" svg:y="9.32cm">
          <draw:text-box>
            <text:p text:style-name="P7"><text:span text:style-name="T3">ex06-8.html</text:span></text:p>
          </draw:text-box>
        </draw:frame>
        <draw:frame draw:style-name="gr8" draw:text-style-name="P15" draw:layer="layout" svg:width="12.463cm" svg:height="6.438cm" svg:x="14.396cm" svg:y="10.585cm">
          <draw:text-box>
            <text:p text:style-name="P14"><text:span text:style-name="T6">function sayhello() {</text:span></text:p>
            <text:p text:style-name="P14"><text:span text:style-name="T6"><text:s text:c="2"/></text:span><text:span text:style-name="T6">alert('Hello, ' + document.getElementById('who').innerHTML + '!')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taro() {</text:span></text:p>
            <text:p text:style-name="P14"><text:span text:style-name="T6"><text:s text:c="2"/></text:span><text:span text:style-name="T4">document</text:span><text:span text:style-name="T6">.getElementById('who').innerHTML = '</text:span><text:span text:style-name="T6">太郎</text:span><text:span text:style-name="T6">'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hanako() {</text:span></text:p>
            <text:p text:style-name="P14"><text:span text:style-name="T6"><text:s text:c="2"/></text:span><text:span text:style-name="T6">document.getElementById('who').innerHTML = '</text:span><text:span text:style-name="T6">花子</text:span><text:span text:style-name="T6">';</text:span></text:p>
            <text:p text:style-name="P14"><text:span text:style-name="T6">}</text:span></text:p>
          </draw:text-box>
        </draw:frame>
        <draw:custom-shape draw:style-name="gr18" draw:text-style-name="P12" draw:layer="Layout" svg:width="5.3cm" svg:height="2.658cm" svg:x="22.078cm" svg:y="4.247cm">
          <text:p text:style-name="P16"><text:span text:style-name="T7">function sayhello()</text:span></text:p>
          <text:p text:style-name="P16"><text:span text:style-name="T7">function taro()</text:span></text:p>
          <text:p text:style-name="P16"><text:span text:style-name="T7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7.449cm" svg:height="1.622cm" svg:x="10.754cm" svg:y="3.127cm">
          <draw:text-box>
            <text:p text:style-name="P20"><text:span text:style-name="T9">JavaScript</text:span><text:span text:style-name="T9">による変更の練習</text:span></text:p>
          </draw:text-box>
        </draw:frame>
        <draw:custom-shape draw:style-name="gr26" draw:text-style-name="P18" draw:layer="Layout" svg:width="2.52cm" svg:height="1.001cm" svg:x="11.03cm" svg:y="4.18cm">
          <text:p text:style-name="P21"><text:span text:style-name="T9">あいさつ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37cm" svg:y="5.351cm">
          <text:p text:style-name="P21"><text:span text:style-name="T9">太郎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5cm" svg:y="6.552cm">
          <text:p text:style-name="P21"><text:span text:style-name="T9">花子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5.282cm" svg:height="0.864cm" svg:x="13.852cm" svg:y="4.34cm">
          <draw:text-box>
            <text:p text:style-name="P20"><text:span text:style-name="T7">onclick=”</text:span><text:span text:style-name="T11">sayhello()</text:span><text:span text:style-name="T7">;”</text:span></text:p>
          </draw:text-box>
        </draw:frame>
        <draw:frame draw:style-name="gr22" draw:text-style-name="P19" draw:layer="layout" svg:width="6.542cm" svg:height="1.165cm" svg:x="13.76cm" svg:y="5.542cm">
          <draw:text-box>
            <text:p text:style-name="P20"><text:span text:style-name="T7">onclick=”taro();”</text:span></text:p>
          </draw:text-box>
        </draw:frame>
        <draw:frame draw:style-name="gr22" draw:text-style-name="P19" draw:layer="layout" svg:width="6.574cm" svg:height="1.165cm" svg:x="13.806cm" svg:y="6.621cm">
          <draw:text-box>
            <text:p text:style-name="P20"><text:span text:style-name="T7">onclick=”hanako();”</text:span></text:p>
          </draw:text-box>
        </draw:frame>
        <draw:frame draw:style-name="gr23" draw:text-style-name="P7" draw:layer="layout" svg:width="2.166cm" svg:height="0.882cm" svg:x="11.212cm" svg:y="7.974cm">
          <draw:text-box>
            <text:p text:style-name="P7">world</text:p>
          </draw:text-box>
        </draw:frame>
        <draw:line draw:style-name="gr12" draw:text-style-name="P1" draw:layer="layout" svg:x1="14.693cm" svg:y1="12.771cm" svg:x2="10.259cm" svg:y2="12.695cm">
          <text:p/>
        </draw:line>
        <draw:frame draw:style-name="gr23" draw:text-style-name="P22" draw:layer="layout" svg:width="4.397cm" svg:height="0.742cm" svg:x="10.198cm" svg:y="11.44cm">
          <draw:text-box>
            <text:p text:style-name="P23"><text:span text:style-name="T12">ウェブページ全体</text:span></text:p>
          </draw:text-box>
        </draw:frame>
      </draw:page>
      <draw:page draw:name="page12" draw:style-name="dp1" draw:master-page-name="Draw4ja">
        <office:forms form:automatic-focus="false" form:apply-design-mode="false"/>
        <draw:custom-shape draw:style-name="gr17" draw:text-style-name="P1" draw:layer="Layout" svg:width="9.859cm" svg:height="7.423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0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622cm" svg:x="3.806cm" svg:y="10.585cm">
          <draw:text-box>
            <text:p text:style-name="P5"><text:span text:style-name="T1">&lt;!DOCTYPE html&gt;</text:span></text:p>
            <text:p text:style-name="P5"><text:span text:style-name="T6">&lt;html&gt;</text:span></text:p>
            <text:p text:style-name="P5"><text:span text:style-name="T6"/></text:p>
            <text:p text:style-name="P5"><text:span text:style-name="T6"><text:s text:c="2"/></text:span><text:span text:style-name="T6">&lt;head&gt;</text:span></text:p>
            <text:p text:style-name="P5"><text:span text:style-name="T6"><text:s text:c="4"/></text:span><text:span text:style-name="T6">&lt;meta charset="utf-8"&gt;</text:span></text:p>
            <text:p text:style-name="P5"><text:span text:style-name="T6"><text:s text:c="4"/></text:span><text:span text:style-name="T6">&lt;title&gt;</text:span><text:span text:style-name="T6">練習問題</text:span><text:span text:style-name="T6">06-8&lt;/title&gt;</text:span></text:p>
            <text:p text:style-name="P5"><text:span text:style-name="T6"><text:s text:c="4"/></text:span><text:span text:style-name="T6">&lt;script src="ex06-8.js"&gt;&lt;/script&gt;</text:span></text:p>
            <text:p text:style-name="P5"><text:span text:style-name="T6"><text:s text:c="2"/></text:span><text:span text:style-name="T6">&lt;/head&gt;</text:span></text:p>
            <text:p text:style-name="P5"><text:span text:style-name="T6"/></text:p>
            <text:p text:style-name="P5"><text:span text:style-name="T6"><text:s text:c="2"/></text:span><text:span text:style-name="T6">&lt;body&gt;</text:span></text:p>
            <text:p text:style-name="P5"><text:span text:style-name="T6"><text:s text:c="4"/></text:span><text:span text:style-name="T6">&lt;h1&gt;JavaScript</text:span><text:span text:style-name="T6">による変更の練習</text:span><text:span text:style-name="T6">&lt;/h1&gt;</text:span></text:p>
            <text:p text:style-name="P5"><text:span text:style-name="T6"><text:s text:c="4"/></text:span><text:span text:style-name="T6">&lt;input type="button" value="</text:span><text:span text:style-name="T6">あいさつ</text:span><text:span text:style-name="T6">" onclick="sayhello();"&gt;</text:span></text:p>
            <text:p text:style-name="P5"><text:span text:style-name="T6"><text:s text:c="4"/></text:span><text:span text:style-name="T6">&lt;input type="button" value="</text:span><text:span text:style-name="T6">太郎</text:span><text:span text:style-name="T6">" onclick="taro();"&gt;</text:span></text:p>
            <text:p text:style-name="P5"><text:span text:style-name="T6"><text:s text:c="4"/></text:span><text:span text:style-name="T6">&lt;input type="button" value="</text:span><text:span text:style-name="T6">花子</text:span><text:span text:style-name="T6">" onclick="hanako();"&gt;</text:span></text:p>
            <text:p text:style-name="P5"><text:span text:style-name="T6"><text:s text:c="4"/></text:span><text:span text:style-name="T4">&lt;p id="who"&gt;world&lt;/p&gt;</text:span></text:p>
            <text:p text:style-name="P5"><text:span text:style-name="T6"><text:s text:c="2"/></text:span><text:span text:style-name="T6">&lt;/body&gt;</text:span></text:p>
            <text:p text:style-name="P5"><text:span text:style-name="T6"/></text:p>
            <text:p text:style-name="P5"><text:span text:style-name="T6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8.html</text:span></text:p>
          </draw:text-box>
        </draw:frame>
        <draw:custom-shape draw:style-name="gr11" draw:text-style-name="P1" draw:layer="Layout" svg:width="12.994cm" svg:height="8.118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13.962cm" svg:y="9.359cm">
          <draw:text-box>
            <text:p text:style-name="P7"><text:span text:style-name="T3">ex06-8.js</text:span></text:p>
          </draw:text-box>
        </draw:frame>
        <draw:custom-shape draw:style-name="gr10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3.633cm" svg:y="9.32cm">
          <draw:text-box>
            <text:p text:style-name="P7"><text:span text:style-name="T3">ex06-8.html</text:span></text:p>
          </draw:text-box>
        </draw:frame>
        <draw:frame draw:style-name="gr8" draw:text-style-name="P15" draw:layer="layout" svg:width="12.463cm" svg:height="6.438cm" svg:x="14.396cm" svg:y="10.585cm">
          <draw:text-box>
            <text:p text:style-name="P14"><text:span text:style-name="T6">function sayhello() {</text:span></text:p>
            <text:p text:style-name="P14"><text:span text:style-name="T6"><text:s text:c="2"/></text:span><text:span text:style-name="T6">alert('Hello, ' + document.getElementById('who').innerHTML + '!')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taro() {</text:span></text:p>
            <text:p text:style-name="P14"><text:span text:style-name="T6"><text:s text:c="2"/></text:span><text:span text:style-name="T4">document.getElementById('who'</text:span><text:span text:style-name="T6">).innerHTML = '</text:span><text:span text:style-name="T6">太郎</text:span><text:span text:style-name="T6">'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hanako() {</text:span></text:p>
            <text:p text:style-name="P14"><text:span text:style-name="T6"><text:s text:c="2"/></text:span><text:span text:style-name="T6">document.getElementById('who').innerHTML = '</text:span><text:span text:style-name="T6">花子</text:span><text:span text:style-name="T6">';</text:span></text:p>
            <text:p text:style-name="P14"><text:span text:style-name="T6">}</text:span></text:p>
          </draw:text-box>
        </draw:frame>
        <draw:custom-shape draw:style-name="gr18" draw:text-style-name="P12" draw:layer="Layout" svg:width="5.3cm" svg:height="2.658cm" svg:x="22.078cm" svg:y="4.247cm">
          <text:p text:style-name="P16"><text:span text:style-name="T7">function sayhello()</text:span></text:p>
          <text:p text:style-name="P16"><text:span text:style-name="T7">function taro()</text:span></text:p>
          <text:p text:style-name="P16"><text:span text:style-name="T7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7.449cm" svg:height="1.622cm" svg:x="10.754cm" svg:y="3.127cm">
          <draw:text-box>
            <text:p text:style-name="P20"><text:span text:style-name="T9">JavaScript</text:span><text:span text:style-name="T9">による変更の練習</text:span></text:p>
          </draw:text-box>
        </draw:frame>
        <draw:custom-shape draw:style-name="gr26" draw:text-style-name="P18" draw:layer="Layout" svg:width="2.52cm" svg:height="1.001cm" svg:x="11.03cm" svg:y="4.18cm">
          <text:p text:style-name="P21"><text:span text:style-name="T9">あいさつ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37cm" svg:y="5.351cm">
          <text:p text:style-name="P21"><text:span text:style-name="T9">太郎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5cm" svg:y="6.552cm">
          <text:p text:style-name="P21"><text:span text:style-name="T9">花子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5.282cm" svg:height="0.864cm" svg:x="13.852cm" svg:y="4.34cm">
          <draw:text-box>
            <text:p text:style-name="P20"><text:span text:style-name="T7">onclick=”</text:span><text:span text:style-name="T11">sayhello()</text:span><text:span text:style-name="T7">;”</text:span></text:p>
          </draw:text-box>
        </draw:frame>
        <draw:frame draw:style-name="gr22" draw:text-style-name="P19" draw:layer="layout" svg:width="6.542cm" svg:height="1.165cm" svg:x="13.76cm" svg:y="5.542cm">
          <draw:text-box>
            <text:p text:style-name="P20"><text:span text:style-name="T7">onclick=”taro();”</text:span></text:p>
          </draw:text-box>
        </draw:frame>
        <draw:frame draw:style-name="gr22" draw:text-style-name="P19" draw:layer="layout" svg:width="6.574cm" svg:height="1.165cm" svg:x="13.806cm" svg:y="6.621cm">
          <draw:text-box>
            <text:p text:style-name="P20"><text:span text:style-name="T7">onclick=”hanako();”</text:span></text:p>
          </draw:text-box>
        </draw:frame>
        <draw:frame draw:style-name="gr23" draw:text-style-name="P7" draw:layer="layout" svg:width="1.984cm" svg:height="0.95cm" svg:x="11.212cm" svg:y="7.974cm">
          <draw:text-box>
            <text:p text:style-name="P7">world</text:p>
          </draw:text-box>
        </draw:frame>
        <draw:line draw:style-name="gr12" draw:text-style-name="P1" draw:layer="layout" svg:x1="16.675cm" svg:y1="13.119cm" svg:x2="8.943cm" svg:y2="17.325cm">
          <text:p/>
        </draw:line>
        <draw:frame draw:style-name="gr28" draw:text-style-name="P22" draw:layer="layout" svg:width="7.188cm" svg:height="1.233cm" svg:x="11.03cm" svg:y="15.844cm">
          <draw:text-box>
            <text:p text:style-name="P24"><text:span text:style-name="T12">id=”who”</text:span><text:span text:style-name="T12">の要素を探す</text:span></text:p>
          </draw:text-box>
        </draw:frame>
      </draw:page>
      <draw:page draw:name="page13" draw:style-name="dp1" draw:master-page-name="Draw4ja">
        <office:forms form:automatic-focus="false" form:apply-design-mode="false"/>
        <draw:custom-shape draw:style-name="gr17" draw:text-style-name="P1" draw:layer="Layout" svg:width="9.859cm" svg:height="7.423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0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622cm" svg:x="3.806cm" svg:y="10.585cm">
          <draw:text-box>
            <text:p text:style-name="P5"><text:span text:style-name="T1">&lt;!DOCTYPE html&gt;</text:span></text:p>
            <text:p text:style-name="P5"><text:span text:style-name="T6">&lt;html&gt;</text:span></text:p>
            <text:p text:style-name="P5"><text:span text:style-name="T6"/></text:p>
            <text:p text:style-name="P5"><text:span text:style-name="T6"><text:s text:c="2"/></text:span><text:span text:style-name="T6">&lt;head&gt;</text:span></text:p>
            <text:p text:style-name="P5"><text:span text:style-name="T6"><text:s text:c="4"/></text:span><text:span text:style-name="T6">&lt;meta charset="utf-8"&gt;</text:span></text:p>
            <text:p text:style-name="P5"><text:span text:style-name="T6"><text:s text:c="4"/></text:span><text:span text:style-name="T6">&lt;title&gt;</text:span><text:span text:style-name="T6">練習問題</text:span><text:span text:style-name="T6">06-8&lt;/title&gt;</text:span></text:p>
            <text:p text:style-name="P5"><text:span text:style-name="T6"><text:s text:c="4"/></text:span><text:span text:style-name="T6">&lt;script src="ex06-8.js"&gt;&lt;/script&gt;</text:span></text:p>
            <text:p text:style-name="P5"><text:span text:style-name="T6"><text:s text:c="2"/></text:span><text:span text:style-name="T6">&lt;/head&gt;</text:span></text:p>
            <text:p text:style-name="P5"><text:span text:style-name="T6"/></text:p>
            <text:p text:style-name="P5"><text:span text:style-name="T6"><text:s text:c="2"/></text:span><text:span text:style-name="T6">&lt;body&gt;</text:span></text:p>
            <text:p text:style-name="P5"><text:span text:style-name="T6"><text:s text:c="4"/></text:span><text:span text:style-name="T6">&lt;h1&gt;JavaScript</text:span><text:span text:style-name="T6">による変更の練習</text:span><text:span text:style-name="T6">&lt;/h1&gt;</text:span></text:p>
            <text:p text:style-name="P5"><text:span text:style-name="T6"><text:s text:c="4"/></text:span><text:span text:style-name="T6">&lt;input type="button" value="</text:span><text:span text:style-name="T6">あいさつ</text:span><text:span text:style-name="T6">" onclick="sayhello();"&gt;</text:span></text:p>
            <text:p text:style-name="P5"><text:span text:style-name="T6"><text:s text:c="4"/></text:span><text:span text:style-name="T6">&lt;input type="button" value="</text:span><text:span text:style-name="T6">太郎</text:span><text:span text:style-name="T6">" onclick="taro();"&gt;</text:span></text:p>
            <text:p text:style-name="P5"><text:span text:style-name="T6"><text:s text:c="4"/></text:span><text:span text:style-name="T6">&lt;input type="button" value="</text:span><text:span text:style-name="T6">花子</text:span><text:span text:style-name="T6">" onclick="hanako();"&gt;</text:span></text:p>
            <text:p text:style-name="P5"><text:span text:style-name="T6"><text:s text:c="4"/></text:span><text:span text:style-name="T6">&lt;p id="who"&gt;</text:span><text:span text:style-name="T4">world</text:span><text:span text:style-name="T6">&lt;/p&gt;</text:span></text:p>
            <text:p text:style-name="P5"><text:span text:style-name="T6"><text:s text:c="2"/></text:span><text:span text:style-name="T6">&lt;/body&gt;</text:span></text:p>
            <text:p text:style-name="P5"><text:span text:style-name="T6"/></text:p>
            <text:p text:style-name="P5"><text:span text:style-name="T6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8.html</text:span></text:p>
          </draw:text-box>
        </draw:frame>
        <draw:custom-shape draw:style-name="gr11" draw:text-style-name="P1" draw:layer="Layout" svg:width="12.994cm" svg:height="8.118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13.962cm" svg:y="9.359cm">
          <draw:text-box>
            <text:p text:style-name="P7"><text:span text:style-name="T3">ex06-8.js</text:span></text:p>
          </draw:text-box>
        </draw:frame>
        <draw:custom-shape draw:style-name="gr10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3.633cm" svg:y="9.32cm">
          <draw:text-box>
            <text:p text:style-name="P7"><text:span text:style-name="T3">ex06-8.html</text:span></text:p>
          </draw:text-box>
        </draw:frame>
        <draw:frame draw:style-name="gr8" draw:text-style-name="P15" draw:layer="layout" svg:width="12.463cm" svg:height="6.438cm" svg:x="14.396cm" svg:y="10.585cm">
          <draw:text-box>
            <text:p text:style-name="P14"><text:span text:style-name="T6">function sayhello() {</text:span></text:p>
            <text:p text:style-name="P14"><text:span text:style-name="T6"><text:s text:c="2"/></text:span><text:span text:style-name="T6">alert('Hello, ' + document.getElementById('who').innerHTML + '!')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taro() {</text:span></text:p>
            <text:p text:style-name="P14"><text:span text:style-name="T6"><text:s text:c="2"/></text:span><text:span text:style-name="T4">document.getElementById('who').innerHTML</text:span><text:span text:style-name="T6"> = '</text:span><text:span text:style-name="T6">太郎</text:span><text:span text:style-name="T6">'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hanako() {</text:span></text:p>
            <text:p text:style-name="P14"><text:span text:style-name="T6"><text:s text:c="2"/></text:span><text:span text:style-name="T6">document.getElementById('who').innerHTML = '</text:span><text:span text:style-name="T6">花子</text:span><text:span text:style-name="T6">';</text:span></text:p>
            <text:p text:style-name="P14"><text:span text:style-name="T6">}</text:span></text:p>
          </draw:text-box>
        </draw:frame>
        <draw:custom-shape draw:style-name="gr18" draw:text-style-name="P12" draw:layer="Layout" svg:width="5.3cm" svg:height="2.658cm" svg:x="22.078cm" svg:y="4.247cm">
          <text:p text:style-name="P16"><text:span text:style-name="T7">function sayhello()</text:span></text:p>
          <text:p text:style-name="P16"><text:span text:style-name="T7">function taro()</text:span></text:p>
          <text:p text:style-name="P16"><text:span text:style-name="T7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7.449cm" svg:height="1.622cm" svg:x="10.754cm" svg:y="3.127cm">
          <draw:text-box>
            <text:p text:style-name="P20"><text:span text:style-name="T9">JavaScript</text:span><text:span text:style-name="T9">による変更の練習</text:span></text:p>
          </draw:text-box>
        </draw:frame>
        <draw:custom-shape draw:style-name="gr26" draw:text-style-name="P18" draw:layer="Layout" svg:width="2.52cm" svg:height="1.001cm" svg:x="11.03cm" svg:y="4.18cm">
          <text:p text:style-name="P21"><text:span text:style-name="T9">あいさつ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37cm" svg:y="5.351cm">
          <text:p text:style-name="P21"><text:span text:style-name="T9">太郎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5cm" svg:y="6.552cm">
          <text:p text:style-name="P21"><text:span text:style-name="T9">花子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5.282cm" svg:height="0.864cm" svg:x="13.852cm" svg:y="4.34cm">
          <draw:text-box>
            <text:p text:style-name="P20"><text:span text:style-name="T7">onclick=”</text:span><text:span text:style-name="T11">sayhello()</text:span><text:span text:style-name="T7">;”</text:span></text:p>
          </draw:text-box>
        </draw:frame>
        <draw:frame draw:style-name="gr22" draw:text-style-name="P19" draw:layer="layout" svg:width="6.542cm" svg:height="1.165cm" svg:x="13.76cm" svg:y="5.542cm">
          <draw:text-box>
            <text:p text:style-name="P20"><text:span text:style-name="T7">onclick=”taro();”</text:span></text:p>
          </draw:text-box>
        </draw:frame>
        <draw:frame draw:style-name="gr22" draw:text-style-name="P19" draw:layer="layout" svg:width="6.574cm" svg:height="1.165cm" svg:x="13.806cm" svg:y="6.621cm">
          <draw:text-box>
            <text:p text:style-name="P20"><text:span text:style-name="T7">onclick=”hanako();”</text:span></text:p>
          </draw:text-box>
        </draw:frame>
        <draw:frame draw:style-name="gr23" draw:text-style-name="P7" draw:layer="layout" svg:width="1.984cm" svg:height="0.95cm" svg:x="11.212cm" svg:y="7.974cm">
          <draw:text-box>
            <text:p text:style-name="P7">world</text:p>
          </draw:text-box>
        </draw:frame>
        <draw:line draw:style-name="gr12" draw:text-style-name="P1" draw:layer="layout" svg:x1="20.942cm" svg:y1="13.209cm" svg:x2="7.778cm" svg:y2="17.371cm">
          <text:p/>
        </draw:line>
        <draw:frame draw:style-name="gr23" draw:text-style-name="P22" draw:layer="layout" svg:width="4.456cm" svg:height="0.742cm" svg:x="11.03cm" svg:y="15.844cm">
          <draw:text-box>
            <text:p text:style-name="P24"><text:span text:style-name="T12">要素の中身の部分</text:span></text:p>
          </draw:text-box>
        </draw:frame>
      </draw:page>
      <draw:page draw:name="page14" draw:style-name="dp1" draw:master-page-name="Draw4ja">
        <office:forms form:automatic-focus="false" form:apply-design-mode="false"/>
        <draw:custom-shape draw:style-name="gr17" draw:text-style-name="P1" draw:layer="Layout" svg:width="9.859cm" svg:height="7.423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0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8.693cm" svg:x="3.806cm" svg:y="10.585cm">
          <draw:text-box>
            <text:p text:style-name="P5"><text:span text:style-name="T1">&lt;!DOCTYPE html&gt;</text:span></text:p>
            <text:p text:style-name="P5"><text:span text:style-name="T6">&lt;html&gt;</text:span></text:p>
            <text:p text:style-name="P5"><text:span text:style-name="T6"/></text:p>
            <text:p text:style-name="P5"><text:span text:style-name="T6"><text:s text:c="2"/></text:span><text:span text:style-name="T6">&lt;head&gt;</text:span></text:p>
            <text:p text:style-name="P5"><text:span text:style-name="T6"><text:s text:c="4"/></text:span><text:span text:style-name="T6">&lt;meta charset="utf-8"&gt;</text:span></text:p>
            <text:p text:style-name="P5"><text:span text:style-name="T6"><text:s text:c="4"/></text:span><text:span text:style-name="T6">&lt;title&gt;</text:span><text:span text:style-name="T6">練習問題</text:span><text:span text:style-name="T6">06-8&lt;/title&gt;</text:span></text:p>
            <text:p text:style-name="P5"><text:span text:style-name="T6"><text:s text:c="4"/></text:span><text:span text:style-name="T6">&lt;script src="ex06-8.js"&gt;&lt;/script&gt;</text:span></text:p>
            <text:p text:style-name="P5"><text:span text:style-name="T6"><text:s text:c="2"/></text:span><text:span text:style-name="T6">&lt;/head&gt;</text:span></text:p>
            <text:p text:style-name="P5"><text:span text:style-name="T6"/></text:p>
            <text:p text:style-name="P5"><text:span text:style-name="T6"><text:s text:c="2"/></text:span><text:span text:style-name="T6">&lt;body&gt;</text:span></text:p>
            <text:p text:style-name="P5"><text:span text:style-name="T6"><text:s text:c="4"/></text:span><text:span text:style-name="T6">&lt;h1&gt;JavaScript</text:span><text:span text:style-name="T6">による変更の練習</text:span><text:span text:style-name="T6">&lt;/h1&gt;</text:span></text:p>
            <text:p text:style-name="P5"><text:span text:style-name="T6"><text:s text:c="4"/></text:span><text:span text:style-name="T6">&lt;input type="button" value="</text:span><text:span text:style-name="T6">あいさつ</text:span><text:span text:style-name="T6">" onclick="sayhello();"&gt;</text:span></text:p>
            <text:p text:style-name="P5"><text:span text:style-name="T6"><text:s text:c="4"/></text:span><text:span text:style-name="T6">&lt;input type="button" value="</text:span><text:span text:style-name="T6">太郎</text:span><text:span text:style-name="T6">" onclick="taro();"&gt;</text:span></text:p>
            <text:p text:style-name="P5"><text:span text:style-name="T6"><text:s text:c="4"/></text:span><text:span text:style-name="T6">&lt;input type="button" value="</text:span><text:span text:style-name="T6">花子</text:span><text:span text:style-name="T6">" onclick="hanako();"&gt;</text:span></text:p>
            <text:p text:style-name="P5"><text:span text:style-name="T6"><text:s text:c="4"/></text:span><text:span text:style-name="T6">&lt;p id="who"&gt;</text:span><text:span text:style-name="T4">太郎</text:span><text:span text:style-name="T6">&lt;/p&gt;</text:span></text:p>
            <text:p text:style-name="P5"><text:span text:style-name="T6"><text:s text:c="2"/></text:span><text:span text:style-name="T6">&lt;/body&gt;</text:span></text:p>
            <text:p text:style-name="P5"><text:span text:style-name="T6"/></text:p>
            <text:p text:style-name="P5"><text:span text:style-name="T6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8.html</text:span></text:p>
          </draw:text-box>
        </draw:frame>
        <draw:custom-shape draw:style-name="gr11" draw:text-style-name="P1" draw:layer="Layout" svg:width="12.994cm" svg:height="8.118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13.962cm" svg:y="9.359cm">
          <draw:text-box>
            <text:p text:style-name="P7"><text:span text:style-name="T3">ex06-8.js</text:span></text:p>
          </draw:text-box>
        </draw:frame>
        <draw:custom-shape draw:style-name="gr10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3.633cm" svg:y="9.32cm">
          <draw:text-box>
            <text:p text:style-name="P7"><text:span text:style-name="T3">ex06-8.html</text:span></text:p>
          </draw:text-box>
        </draw:frame>
        <draw:frame draw:style-name="gr8" draw:text-style-name="P15" draw:layer="layout" svg:width="12.463cm" svg:height="6.438cm" svg:x="14.396cm" svg:y="10.585cm">
          <draw:text-box>
            <text:p text:style-name="P14"><text:span text:style-name="T6">function sayhello() {</text:span></text:p>
            <text:p text:style-name="P14"><text:span text:style-name="T6"><text:s text:c="2"/></text:span><text:span text:style-name="T6">alert('Hello, ' + document.getElementById('who').innerHTML + '!')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taro() {</text:span></text:p>
            <text:p text:style-name="P14"><text:span text:style-name="T6"><text:s text:c="2"/></text:span><text:span text:style-name="T6">document.getElementById('who').innerHTML = '</text:span><text:span text:style-name="T4">太郎</text:span><text:span text:style-name="T6">'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hanako() {</text:span></text:p>
            <text:p text:style-name="P14"><text:span text:style-name="T6"><text:s text:c="2"/></text:span><text:span text:style-name="T6">document.getElementById('who').innerHTML = '</text:span><text:span text:style-name="T6">花子</text:span><text:span text:style-name="T6">';</text:span></text:p>
            <text:p text:style-name="P14"><text:span text:style-name="T6">}</text:span></text:p>
          </draw:text-box>
        </draw:frame>
        <draw:custom-shape draw:style-name="gr18" draw:text-style-name="P12" draw:layer="Layout" svg:width="5.3cm" svg:height="2.658cm" svg:x="22.078cm" svg:y="4.247cm">
          <text:p text:style-name="P16"><text:span text:style-name="T7">function sayhello()</text:span></text:p>
          <text:p text:style-name="P16"><text:span text:style-name="T7">function taro()</text:span></text:p>
          <text:p text:style-name="P16"><text:span text:style-name="T7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7.449cm" svg:height="1.622cm" svg:x="10.754cm" svg:y="3.127cm">
          <draw:text-box>
            <text:p text:style-name="P20"><text:span text:style-name="T9">JavaScript</text:span><text:span text:style-name="T9">による変更の練習</text:span></text:p>
          </draw:text-box>
        </draw:frame>
        <draw:custom-shape draw:style-name="gr26" draw:text-style-name="P18" draw:layer="Layout" svg:width="2.52cm" svg:height="1.001cm" svg:x="11.03cm" svg:y="4.18cm">
          <text:p text:style-name="P21"><text:span text:style-name="T9">あいさつ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37cm" svg:y="5.351cm">
          <text:p text:style-name="P21"><text:span text:style-name="T9">太郎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5cm" svg:y="6.552cm">
          <text:p text:style-name="P21"><text:span text:style-name="T9">花子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5.282cm" svg:height="0.864cm" svg:x="13.852cm" svg:y="4.34cm">
          <draw:text-box>
            <text:p text:style-name="P20"><text:span text:style-name="T7">onclick=”</text:span><text:span text:style-name="T11">sayhello()</text:span><text:span text:style-name="T7">;”</text:span></text:p>
          </draw:text-box>
        </draw:frame>
        <draw:frame draw:style-name="gr22" draw:text-style-name="P19" draw:layer="layout" svg:width="6.542cm" svg:height="1.165cm" svg:x="13.76cm" svg:y="5.542cm">
          <draw:text-box>
            <text:p text:style-name="P20"><text:span text:style-name="T7">onclick=”taro();”</text:span></text:p>
          </draw:text-box>
        </draw:frame>
        <draw:frame draw:style-name="gr22" draw:text-style-name="P19" draw:layer="layout" svg:width="6.574cm" svg:height="1.165cm" svg:x="13.806cm" svg:y="6.621cm">
          <draw:text-box>
            <text:p text:style-name="P20"><text:span text:style-name="T7">onclick=”hanako();”</text:span></text:p>
          </draw:text-box>
        </draw:frame>
        <draw:frame draw:style-name="gr23" draw:text-style-name="P25" draw:layer="layout" svg:width="1.628cm" svg:height="0.81cm" svg:x="11.212cm" svg:y="7.974cm">
          <draw:text-box>
            <text:p text:style-name="P25"><text:span text:style-name="T13">太郎</text:span></text:p>
          </draw:text-box>
        </draw:frame>
        <draw:line draw:style-name="gr12" draw:text-style-name="P1" draw:layer="layout" svg:x1="20.942cm" svg:y1="13.209cm" svg:x2="7.778cm" svg:y2="17.371cm">
          <text:p/>
        </draw:line>
        <draw:frame draw:style-name="gr23" draw:text-style-name="P22" draw:layer="layout" svg:width="7.493cm" svg:height="0.742cm" svg:x="11.03cm" svg:y="15.844cm">
          <draw:text-box>
            <text:p text:style-name="P24"><text:span text:style-name="T12">この部分を</text:span><text:span text:style-name="T12">'</text:span><text:span text:style-name="T12">太郎</text:span><text:span text:style-name="T12">'</text:span><text:span text:style-name="T12">に書き換える</text:span></text:p>
          </draw:text-box>
        </draw:frame>
        <draw:line draw:style-name="gr12" draw:text-style-name="P1" draw:layer="layout" svg:x1="7.581cm" svg:y1="17.295cm" svg:x2="11.651cm" svg:y2="8.867cm">
          <text:p/>
        </draw:line>
      </draw:page>
      <draw:page draw:name="page15" draw:style-name="dp1" draw:master-page-name="Draw4ja">
        <office:forms form:automatic-focus="false" form:apply-design-mode="false"/>
        <draw:custom-shape draw:style-name="gr17" draw:text-style-name="P1" draw:layer="Layout" svg:width="9.859cm" svg:height="7.423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0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8.693cm" svg:x="3.806cm" svg:y="10.585cm">
          <draw:text-box>
            <text:p text:style-name="P5"><text:span text:style-name="T1">&lt;!DOCTYPE html&gt;</text:span></text:p>
            <text:p text:style-name="P5"><text:span text:style-name="T1">&lt;html&gt;</text:span></text:p>
            <text:p text:style-name="P5"><text:span text:style-name="T1"/></text:p>
            <text:p text:style-name="P5"><text:span text:style-name="T1"><text:s text:c="2"/></text:span><text:span text:style-name="T1">&lt;head&gt;</text:span></text:p>
            <text:p text:style-name="P5"><text:span text:style-name="T1"><text:s text:c="4"/></text:span><text:span text:style-name="T1">&lt;meta charset="utf-8"&gt;</text:span></text:p>
            <text:p text:style-name="P5"><text:span text:style-name="T1"><text:s text:c="4"/></text:span><text:span text:style-name="T1">&lt;title&gt;</text:span><text:span text:style-name="T1">練習問題</text:span><text:span text:style-name="T1">06-8&lt;/title&gt;</text:span></text:p>
            <text:p text:style-name="P5"><text:span text:style-name="T1"><text:s text:c="4"/></text:span><text:span text:style-name="T6">&lt;script src="ex06-8.js"&gt;&lt;/script&gt;</text:span></text:p>
            <text:p text:style-name="P5"><text:span text:style-name="T1"><text:s text:c="2"/></text:span><text:span text:style-name="T1">&lt;/head&gt;</text:span></text:p>
            <text:p text:style-name="P5"><text:span text:style-name="T1"/></text:p>
            <text:p text:style-name="P5"><text:span text:style-name="T1"><text:s text:c="2"/></text:span><text:span text:style-name="T1">&lt;body&gt;</text:span></text:p>
            <text:p text:style-name="P5"><text:span text:style-name="T1"><text:s text:c="3"/></text:span><text:span text:style-name="T6"><text:s/></text:span><text:span text:style-name="T6">&lt;h1&gt;JavaScript</text:span><text:span text:style-name="T6">による変更の練習</text:span><text:span text:style-name="T6">&lt;/h1&gt;</text:span></text:p>
            <text:p text:style-name="P5"><text:span text:style-name="T6"><text:s text:c="4"/></text:span><text:span text:style-name="T6">&lt;input type="button" value="</text:span><text:span text:style-name="T6">あいさつ</text:span><text:span text:style-name="T6">" onclick="sayhello();"&gt;</text:span></text:p>
            <text:p text:style-name="P5"><text:span text:style-name="T6"><text:s text:c="4"/></text:span><text:span text:style-name="T6">&lt;input type="button" value="</text:span><text:span text:style-name="T6">太郎</text:span><text:span text:style-name="T6">" onclick="taro();"&gt;</text:span></text:p>
            <text:p text:style-name="P5"><text:span text:style-name="T6"><text:s text:c="4"/></text:span><text:span text:style-name="T6">&lt;input type="button" value="</text:span><text:span text:style-name="T6">花子</text:span><text:span text:style-name="T6">" onclick="hanako();"&gt;</text:span></text:p>
            <text:p text:style-name="P5"><text:span text:style-name="T6"><text:s text:c="4"/></text:span><text:span text:style-name="T6">&lt;p id="who"&gt;</text:span><text:span text:style-name="T6">太郎</text:span><text:span text:style-name="T6">&lt;/p&gt;</text:span></text:p>
            <text:p text:style-name="P5"><text:span text:style-name="T1"><text:s text:c="2"/></text:span><text:span text:style-name="T1">&lt;/body&gt;</text:span></text:p>
            <text:p text:style-name="P5"><text:span text:style-name="T1"/></text:p>
            <text:p text:style-name="P5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8.html</text:span></text:p>
          </draw:text-box>
        </draw:frame>
        <draw:custom-shape draw:style-name="gr11" draw:text-style-name="P1" draw:layer="Layout" svg:width="12.994cm" svg:height="8.118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13.962cm" svg:y="9.359cm">
          <draw:text-box>
            <text:p text:style-name="P7"><text:span text:style-name="T3">ex06-8.js</text:span></text:p>
          </draw:text-box>
        </draw:frame>
        <draw:custom-shape draw:style-name="gr10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3.633cm" svg:y="9.32cm">
          <draw:text-box>
            <text:p text:style-name="P7"><text:span text:style-name="T3">ex06-8.html</text:span></text:p>
          </draw:text-box>
        </draw:frame>
        <draw:frame draw:style-name="gr8" draw:text-style-name="P15" draw:layer="layout" svg:width="12.463cm" svg:height="6.438cm" svg:x="14.396cm" svg:y="10.585cm">
          <draw:text-box>
            <text:p text:style-name="P14"><text:span text:style-name="T6">function sayhello() {</text:span></text:p>
            <text:p text:style-name="P14"><text:span text:style-name="T6"><text:s text:c="2"/></text:span><text:span text:style-name="T6">alert('Hello, ' + document.getElementById('who').innerHTML + '!')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taro() {</text:span></text:p>
            <text:p text:style-name="P14"><text:span text:style-name="T6"><text:s text:c="2"/></text:span><text:span text:style-name="T6">document.getElementById('who').innerHTML = '</text:span><text:span text:style-name="T6">太郎</text:span><text:span text:style-name="T6">'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hanako() {</text:span></text:p>
            <text:p text:style-name="P14"><text:span text:style-name="T6"><text:s text:c="2"/></text:span><text:span text:style-name="T6">document.getElementById('who').innerHTML = '</text:span><text:span text:style-name="T6">花子</text:span><text:span text:style-name="T6">';</text:span></text:p>
            <text:p text:style-name="P14"><text:span text:style-name="T6">}</text:span></text:p>
          </draw:text-box>
        </draw:frame>
        <draw:custom-shape draw:style-name="gr18" draw:text-style-name="P12" draw:layer="Layout" svg:width="5.3cm" svg:height="2.658cm" svg:x="22.078cm" svg:y="4.247cm">
          <text:p text:style-name="P16"><text:span text:style-name="T7">function sayhello()</text:span></text:p>
          <text:p text:style-name="P16"><text:span text:style-name="T7">function taro()</text:span></text:p>
          <text:p text:style-name="P16"><text:span text:style-name="T7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7.449cm" svg:height="1.622cm" svg:x="10.754cm" svg:y="3.127cm">
          <draw:text-box>
            <text:p text:style-name="P20"><text:span text:style-name="T9">JavaScript</text:span><text:span text:style-name="T9">による変更の練習</text:span></text:p>
          </draw:text-box>
        </draw:frame>
        <draw:custom-shape draw:style-name="gr24" draw:text-style-name="P18" draw:layer="Layout" svg:width="2.52cm" svg:height="1.001cm" svg:x="11.03cm" svg:y="4.18cm">
          <text:p text:style-name="P21"><text:span text:style-name="T9">あいさつ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37cm" svg:y="5.351cm">
          <text:p text:style-name="P21"><text:span text:style-name="T9">太郎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5cm" svg:y="6.552cm">
          <text:p text:style-name="P21"><text:span text:style-name="T9">花子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5.282cm" svg:height="0.864cm" svg:x="13.852cm" svg:y="4.34cm">
          <draw:text-box>
            <text:p text:style-name="P20"><text:span text:style-name="T7">onclick=”</text:span><text:span text:style-name="T10">sayhello()</text:span><text:span text:style-name="T7">;”</text:span></text:p>
          </draw:text-box>
        </draw:frame>
        <draw:frame draw:style-name="gr22" draw:text-style-name="P19" draw:layer="layout" svg:width="6.542cm" svg:height="1.165cm" svg:x="13.76cm" svg:y="5.542cm">
          <draw:text-box>
            <text:p text:style-name="P20"><text:span text:style-name="T7">onclick=”taro();”</text:span></text:p>
          </draw:text-box>
        </draw:frame>
        <draw:frame draw:style-name="gr22" draw:text-style-name="P19" draw:layer="layout" svg:width="6.574cm" svg:height="1.165cm" svg:x="13.806cm" svg:y="6.621cm">
          <draw:text-box>
            <text:p text:style-name="P20"><text:span text:style-name="T7">onclick=”hanako();”</text:span></text:p>
          </draw:text-box>
        </draw:frame>
        <draw:frame draw:style-name="gr23" draw:text-style-name="P26" draw:layer="layout" svg:width="1.628cm" svg:height="0.81cm" svg:x="11.212cm" svg:y="7.974cm">
          <draw:text-box>
            <text:p text:style-name="P26"><text:span text:style-name="T14">太郎</text:span></text:p>
          </draw:text-box>
        </draw:frame>
        <draw:line draw:style-name="gr12" draw:text-style-name="P1" draw:layer="layout" svg:x1="17.416cm" svg:y1="5.054cm" svg:x2="17.492cm" svg:y2="10.638cm">
          <text:p/>
        </draw:line>
      </draw:page>
      <draw:page draw:name="page16" draw:style-name="dp1" draw:master-page-name="Draw4ja">
        <office:forms form:automatic-focus="false" form:apply-design-mode="false"/>
        <draw:custom-shape draw:style-name="gr17" draw:text-style-name="P1" draw:layer="Layout" svg:width="9.859cm" svg:height="7.423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0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8.693cm" svg:x="3.806cm" svg:y="10.585cm">
          <draw:text-box>
            <text:p text:style-name="P5"><text:span text:style-name="T1">&lt;!DOCTYPE html&gt;</text:span></text:p>
            <text:p text:style-name="P5"><text:span text:style-name="T4">&lt;html&gt;</text:span></text:p>
            <text:p text:style-name="P5"><text:span text:style-name="T4"/></text:p>
            <text:p text:style-name="P5"><text:span text:style-name="T4"><text:s text:c="2"/></text:span><text:span text:style-name="T4">&lt;head&gt;</text:span></text:p>
            <text:p text:style-name="P5"><text:span text:style-name="T4"><text:s text:c="4"/></text:span><text:span text:style-name="T4">&lt;meta charset="utf-8"&gt;</text:span></text:p>
            <text:p text:style-name="P5"><text:span text:style-name="T4"><text:s text:c="4"/></text:span><text:span text:style-name="T4">&lt;title&gt;</text:span><text:span text:style-name="T4">練習問題</text:span><text:span text:style-name="T4">06-8&lt;/title&gt;</text:span></text:p>
            <text:p text:style-name="P5"><text:span text:style-name="T4"><text:s text:c="4"/></text:span><text:span text:style-name="T4">&lt;script src="ex06-8.js"&gt;&lt;/script&gt;</text:span></text:p>
            <text:p text:style-name="P5"><text:span text:style-name="T4"><text:s text:c="2"/></text:span><text:span text:style-name="T4">&lt;/head&gt;</text:span></text:p>
            <text:p text:style-name="P5"><text:span text:style-name="T4"/></text:p>
            <text:p text:style-name="P5"><text:span text:style-name="T4"><text:s text:c="2"/></text:span><text:span text:style-name="T4">&lt;body&gt;</text:span></text:p>
            <text:p text:style-name="P5"><text:span text:style-name="T4"><text:s text:c="4"/></text:span><text:span text:style-name="T4">&lt;h1&gt;JavaScript</text:span><text:span text:style-name="T4">による変更の練習</text:span><text:span text:style-name="T4">&lt;/h1&gt;</text:span></text:p>
            <text:p text:style-name="P5"><text:span text:style-name="T4"><text:s text:c="4"/></text:span><text:span text:style-name="T4">&lt;input type="button" value="</text:span><text:span text:style-name="T4">あいさつ</text:span><text:span text:style-name="T4">" onclick="sayhello();"&gt;</text:span></text:p>
            <text:p text:style-name="P5"><text:span text:style-name="T4"><text:s text:c="4"/></text:span><text:span text:style-name="T4">&lt;input type="button" value="</text:span><text:span text:style-name="T4">太郎</text:span><text:span text:style-name="T4">" onclick="taro();"&gt;</text:span></text:p>
            <text:p text:style-name="P5"><text:span text:style-name="T4"><text:s text:c="4"/></text:span><text:span text:style-name="T4">&lt;input type="button" value="</text:span><text:span text:style-name="T4">花子</text:span><text:span text:style-name="T4">" onclick="hanako();"&gt;</text:span></text:p>
            <text:p text:style-name="P5"><text:span text:style-name="T4"><text:s text:c="4"/></text:span><text:span text:style-name="T4">&lt;p id="who"&gt;</text:span><text:span text:style-name="T4">太郎</text:span><text:span text:style-name="T4">&lt;/p&gt;</text:span></text:p>
            <text:p text:style-name="P5"><text:span text:style-name="T4"><text:s text:c="2"/></text:span><text:span text:style-name="T4">&lt;/body&gt;</text:span></text:p>
            <text:p text:style-name="P5"><text:span text:style-name="T4"/></text:p>
            <text:p text:style-name="P5"><text:span text:style-name="T4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8.html</text:span></text:p>
          </draw:text-box>
        </draw:frame>
        <draw:custom-shape draw:style-name="gr11" draw:text-style-name="P1" draw:layer="Layout" svg:width="12.994cm" svg:height="8.118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13.962cm" svg:y="9.359cm">
          <draw:text-box>
            <text:p text:style-name="P7"><text:span text:style-name="T3">ex06-8.js</text:span></text:p>
          </draw:text-box>
        </draw:frame>
        <draw:custom-shape draw:style-name="gr10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3.633cm" svg:y="9.32cm">
          <draw:text-box>
            <text:p text:style-name="P7"><text:span text:style-name="T3">ex06-8.html</text:span></text:p>
          </draw:text-box>
        </draw:frame>
        <draw:frame draw:style-name="gr8" draw:text-style-name="P15" draw:layer="layout" svg:width="12.463cm" svg:height="6.438cm" svg:x="14.396cm" svg:y="10.585cm">
          <draw:text-box>
            <text:p text:style-name="P14"><text:span text:style-name="T6">function sayhello() {</text:span></text:p>
            <text:p text:style-name="P14"><text:span text:style-name="T6"><text:s text:c="2"/></text:span><text:span text:style-name="T6">alert('Hello, ' + </text:span><text:span text:style-name="T4">document</text:span><text:span text:style-name="T6">.getElementById('who').innerHTML + '!')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taro() {</text:span></text:p>
            <text:p text:style-name="P14"><text:span text:style-name="T6"><text:s text:c="2"/></text:span><text:span text:style-name="T6">document.getElementById('who').innerHTML = '</text:span><text:span text:style-name="T6">太郎</text:span><text:span text:style-name="T6">'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hanako() {</text:span></text:p>
            <text:p text:style-name="P14"><text:span text:style-name="T6"><text:s text:c="2"/></text:span><text:span text:style-name="T6">document.getElementById('who').innerHTML = '</text:span><text:span text:style-name="T6">花子</text:span><text:span text:style-name="T6">';</text:span></text:p>
            <text:p text:style-name="P14"><text:span text:style-name="T6">}</text:span></text:p>
          </draw:text-box>
        </draw:frame>
        <draw:custom-shape draw:style-name="gr18" draw:text-style-name="P12" draw:layer="Layout" svg:width="5.3cm" svg:height="2.658cm" svg:x="22.078cm" svg:y="4.247cm">
          <text:p text:style-name="P16"><text:span text:style-name="T7">function sayhello()</text:span></text:p>
          <text:p text:style-name="P16"><text:span text:style-name="T7">function taro()</text:span></text:p>
          <text:p text:style-name="P16"><text:span text:style-name="T7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7.449cm" svg:height="1.622cm" svg:x="10.754cm" svg:y="3.127cm">
          <draw:text-box>
            <text:p text:style-name="P20"><text:span text:style-name="T9">JavaScript</text:span><text:span text:style-name="T9">による変更の練習</text:span></text:p>
          </draw:text-box>
        </draw:frame>
        <draw:custom-shape draw:style-name="gr26" draw:text-style-name="P18" draw:layer="Layout" svg:width="2.52cm" svg:height="1.001cm" svg:x="11.03cm" svg:y="4.18cm">
          <text:p text:style-name="P21"><text:span text:style-name="T9">あいさつ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37cm" svg:y="5.351cm">
          <text:p text:style-name="P21"><text:span text:style-name="T9">太郎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5cm" svg:y="6.552cm">
          <text:p text:style-name="P21"><text:span text:style-name="T9">花子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5.282cm" svg:height="0.864cm" svg:x="13.852cm" svg:y="4.34cm">
          <draw:text-box>
            <text:p text:style-name="P20"><text:span text:style-name="T7">onclick=”</text:span><text:span text:style-name="T11">sayhello()</text:span><text:span text:style-name="T7">;”</text:span></text:p>
          </draw:text-box>
        </draw:frame>
        <draw:frame draw:style-name="gr22" draw:text-style-name="P19" draw:layer="layout" svg:width="6.542cm" svg:height="1.165cm" svg:x="13.76cm" svg:y="5.542cm">
          <draw:text-box>
            <text:p text:style-name="P20"><text:span text:style-name="T7">onclick=”taro();”</text:span></text:p>
          </draw:text-box>
        </draw:frame>
        <draw:frame draw:style-name="gr22" draw:text-style-name="P19" draw:layer="layout" svg:width="6.574cm" svg:height="1.165cm" svg:x="13.806cm" svg:y="6.621cm">
          <draw:text-box>
            <text:p text:style-name="P20"><text:span text:style-name="T7">onclick=”hanako();”</text:span></text:p>
          </draw:text-box>
        </draw:frame>
        <draw:frame draw:style-name="gr23" draw:text-style-name="P26" draw:layer="layout" svg:width="1.628cm" svg:height="0.81cm" svg:x="11.212cm" svg:y="7.974cm">
          <draw:text-box>
            <text:p text:style-name="P26"><text:span text:style-name="T14">太郎</text:span></text:p>
          </draw:text-box>
        </draw:frame>
        <draw:line draw:style-name="gr12" draw:text-style-name="P1" draw:layer="layout" svg:x1="18.158cm" svg:y1="11.53cm" svg:x2="10.259cm" svg:y2="12.695cm">
          <text:p/>
        </draw:line>
        <draw:frame draw:style-name="gr23" draw:text-style-name="P22" draw:layer="layout" svg:width="4.397cm" svg:height="0.742cm" svg:x="10.198cm" svg:y="11.44cm">
          <draw:text-box>
            <text:p text:style-name="P23"><text:span text:style-name="T12">ウェブページ全体</text:span></text:p>
          </draw:text-box>
        </draw:frame>
      </draw:page>
      <draw:page draw:name="page17" draw:style-name="dp1" draw:master-page-name="Draw4ja">
        <office:forms form:automatic-focus="false" form:apply-design-mode="false"/>
        <draw:custom-shape draw:style-name="gr17" draw:text-style-name="P1" draw:layer="Layout" svg:width="9.859cm" svg:height="7.423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0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8.693cm" svg:x="3.806cm" svg:y="10.585cm">
          <draw:text-box>
            <text:p text:style-name="P5"><text:span text:style-name="T1">&lt;!DOCTYPE html&gt;</text:span></text:p>
            <text:p text:style-name="P5"><text:span text:style-name="T6">&lt;html&gt;</text:span></text:p>
            <text:p text:style-name="P5"><text:span text:style-name="T6"/></text:p>
            <text:p text:style-name="P5"><text:span text:style-name="T6"><text:s text:c="2"/></text:span><text:span text:style-name="T6">&lt;head&gt;</text:span></text:p>
            <text:p text:style-name="P5"><text:span text:style-name="T6"><text:s text:c="4"/></text:span><text:span text:style-name="T6">&lt;meta charset="utf-8"&gt;</text:span></text:p>
            <text:p text:style-name="P5"><text:span text:style-name="T6"><text:s text:c="4"/></text:span><text:span text:style-name="T6">&lt;title&gt;</text:span><text:span text:style-name="T6">練習問題</text:span><text:span text:style-name="T6">06-8&lt;/title&gt;</text:span></text:p>
            <text:p text:style-name="P5"><text:span text:style-name="T6"><text:s text:c="4"/></text:span><text:span text:style-name="T6">&lt;script src="ex06-8.js"&gt;&lt;/script&gt;</text:span></text:p>
            <text:p text:style-name="P5"><text:span text:style-name="T6"><text:s text:c="2"/></text:span><text:span text:style-name="T6">&lt;/head&gt;</text:span></text:p>
            <text:p text:style-name="P5"><text:span text:style-name="T6"/></text:p>
            <text:p text:style-name="P5"><text:span text:style-name="T6"><text:s text:c="2"/></text:span><text:span text:style-name="T6">&lt;body&gt;</text:span></text:p>
            <text:p text:style-name="P5"><text:span text:style-name="T6"><text:s text:c="4"/></text:span><text:span text:style-name="T6">&lt;h1&gt;JavaScript</text:span><text:span text:style-name="T6">による変更の練習</text:span><text:span text:style-name="T6">&lt;/h1&gt;</text:span></text:p>
            <text:p text:style-name="P5"><text:span text:style-name="T6"><text:s text:c="4"/></text:span><text:span text:style-name="T6">&lt;input type="button" value="</text:span><text:span text:style-name="T6">あいさつ</text:span><text:span text:style-name="T6">" onclick="sayhello();"&gt;</text:span></text:p>
            <text:p text:style-name="P5"><text:span text:style-name="T6"><text:s text:c="4"/></text:span><text:span text:style-name="T6">&lt;input type="button" value="</text:span><text:span text:style-name="T6">太郎</text:span><text:span text:style-name="T6">" onclick="taro();"&gt;</text:span></text:p>
            <text:p text:style-name="P5"><text:span text:style-name="T6"><text:s text:c="4"/></text:span><text:span text:style-name="T6">&lt;input type="button" value="</text:span><text:span text:style-name="T6">花子</text:span><text:span text:style-name="T6">" onclick="hanako();"&gt;</text:span></text:p>
            <text:p text:style-name="P5"><text:span text:style-name="T6"><text:s text:c="4"/></text:span><text:span text:style-name="T4">&lt;p id="who"&gt;</text:span><text:span text:style-name="T4">太郎</text:span><text:span text:style-name="T4">&lt;/p&gt;</text:span></text:p>
            <text:p text:style-name="P5"><text:span text:style-name="T6"><text:s text:c="2"/></text:span><text:span text:style-name="T6">&lt;/body&gt;</text:span></text:p>
            <text:p text:style-name="P5"><text:span text:style-name="T6"/></text:p>
            <text:p text:style-name="P5"><text:span text:style-name="T6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8.html</text:span></text:p>
          </draw:text-box>
        </draw:frame>
        <draw:custom-shape draw:style-name="gr11" draw:text-style-name="P1" draw:layer="Layout" svg:width="12.994cm" svg:height="8.118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13.962cm" svg:y="9.359cm">
          <draw:text-box>
            <text:p text:style-name="P7"><text:span text:style-name="T3">ex06-8.js</text:span></text:p>
          </draw:text-box>
        </draw:frame>
        <draw:custom-shape draw:style-name="gr10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3.633cm" svg:y="9.32cm">
          <draw:text-box>
            <text:p text:style-name="P7"><text:span text:style-name="T3">ex06-8.html</text:span></text:p>
          </draw:text-box>
        </draw:frame>
        <draw:frame draw:style-name="gr8" draw:text-style-name="P15" draw:layer="layout" svg:width="12.463cm" svg:height="6.438cm" svg:x="14.396cm" svg:y="10.585cm">
          <draw:text-box>
            <text:p text:style-name="P14"><text:span text:style-name="T6">function sayhello() {</text:span></text:p>
            <text:p text:style-name="P14"><text:span text:style-name="T6"><text:s text:c="2"/></text:span><text:span text:style-name="T6">alert('Hello, ' + </text:span><text:span text:style-name="T4">document.getElementById('who'</text:span><text:span text:style-name="T6">).innerHTML + '!')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taro() {</text:span></text:p>
            <text:p text:style-name="P14"><text:span text:style-name="T6"><text:s text:c="2"/></text:span><text:span text:style-name="T6">document.getElementById('who').innerHTML = '</text:span><text:span text:style-name="T6">太郎</text:span><text:span text:style-name="T6">'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hanako() {</text:span></text:p>
            <text:p text:style-name="P14"><text:span text:style-name="T6"><text:s text:c="2"/></text:span><text:span text:style-name="T6">document.getElementById('who').innerHTML = '</text:span><text:span text:style-name="T6">花子</text:span><text:span text:style-name="T6">';</text:span></text:p>
            <text:p text:style-name="P14"><text:span text:style-name="T6">}</text:span></text:p>
          </draw:text-box>
        </draw:frame>
        <draw:custom-shape draw:style-name="gr18" draw:text-style-name="P12" draw:layer="Layout" svg:width="5.3cm" svg:height="2.658cm" svg:x="22.078cm" svg:y="4.247cm">
          <text:p text:style-name="P16"><text:span text:style-name="T7">function sayhello()</text:span></text:p>
          <text:p text:style-name="P16"><text:span text:style-name="T7">function taro()</text:span></text:p>
          <text:p text:style-name="P16"><text:span text:style-name="T7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7.449cm" svg:height="1.622cm" svg:x="10.754cm" svg:y="3.127cm">
          <draw:text-box>
            <text:p text:style-name="P20"><text:span text:style-name="T9">JavaScript</text:span><text:span text:style-name="T9">による変更の練習</text:span></text:p>
          </draw:text-box>
        </draw:frame>
        <draw:custom-shape draw:style-name="gr26" draw:text-style-name="P18" draw:layer="Layout" svg:width="2.52cm" svg:height="1.001cm" svg:x="11.03cm" svg:y="4.18cm">
          <text:p text:style-name="P21"><text:span text:style-name="T9">あいさつ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37cm" svg:y="5.351cm">
          <text:p text:style-name="P21"><text:span text:style-name="T9">太郎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5cm" svg:y="6.552cm">
          <text:p text:style-name="P21"><text:span text:style-name="T9">花子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5.282cm" svg:height="0.864cm" svg:x="13.852cm" svg:y="4.34cm">
          <draw:text-box>
            <text:p text:style-name="P20"><text:span text:style-name="T7">onclick=”</text:span><text:span text:style-name="T11">sayhello()</text:span><text:span text:style-name="T7">;”</text:span></text:p>
          </draw:text-box>
        </draw:frame>
        <draw:frame draw:style-name="gr22" draw:text-style-name="P19" draw:layer="layout" svg:width="6.542cm" svg:height="1.165cm" svg:x="13.76cm" svg:y="5.542cm">
          <draw:text-box>
            <text:p text:style-name="P20"><text:span text:style-name="T7">onclick=”taro();”</text:span></text:p>
          </draw:text-box>
        </draw:frame>
        <draw:frame draw:style-name="gr22" draw:text-style-name="P19" draw:layer="layout" svg:width="6.574cm" svg:height="1.165cm" svg:x="13.806cm" svg:y="6.621cm">
          <draw:text-box>
            <text:p text:style-name="P20"><text:span text:style-name="T7">onclick=”hanako();”</text:span></text:p>
          </draw:text-box>
        </draw:frame>
        <draw:frame draw:style-name="gr23" draw:text-style-name="P26" draw:layer="layout" svg:width="1.628cm" svg:height="0.81cm" svg:x="11.212cm" svg:y="7.974cm">
          <draw:text-box>
            <text:p text:style-name="P26"><text:span text:style-name="T14">太郎</text:span></text:p>
          </draw:text-box>
        </draw:frame>
        <draw:line draw:style-name="gr12" draw:text-style-name="P1" draw:layer="layout" svg:x1="20.14cm" svg:y1="11.469cm" svg:x2="8.943cm" svg:y2="17.325cm">
          <text:p/>
        </draw:line>
        <draw:frame draw:style-name="gr23" draw:text-style-name="P22" draw:layer="layout" svg:width="5.697cm" svg:height="0.742cm" svg:x="11.03cm" svg:y="15.844cm">
          <draw:text-box>
            <text:p text:style-name="P24"><text:span text:style-name="T12">id=”who”</text:span><text:span text:style-name="T12">の要素を探す</text:span></text:p>
          </draw:text-box>
        </draw:frame>
      </draw:page>
      <draw:page draw:name="page18" draw:style-name="dp1" draw:master-page-name="Draw4ja">
        <office:forms form:automatic-focus="false" form:apply-design-mode="false"/>
        <draw:custom-shape draw:style-name="gr17" draw:text-style-name="P1" draw:layer="Layout" svg:width="9.859cm" svg:height="7.423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0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8.693cm" svg:x="3.806cm" svg:y="10.585cm">
          <draw:text-box>
            <text:p text:style-name="P5"><text:span text:style-name="T1">&lt;!DOCTYPE html&gt;</text:span></text:p>
            <text:p text:style-name="P5"><text:span text:style-name="T6">&lt;html&gt;</text:span></text:p>
            <text:p text:style-name="P5"><text:span text:style-name="T6"/></text:p>
            <text:p text:style-name="P5"><text:span text:style-name="T6"><text:s text:c="2"/></text:span><text:span text:style-name="T6">&lt;head&gt;</text:span></text:p>
            <text:p text:style-name="P5"><text:span text:style-name="T6"><text:s text:c="4"/></text:span><text:span text:style-name="T6">&lt;meta charset="utf-8"&gt;</text:span></text:p>
            <text:p text:style-name="P5"><text:span text:style-name="T6"><text:s text:c="4"/></text:span><text:span text:style-name="T6">&lt;title&gt;</text:span><text:span text:style-name="T6">練習問題</text:span><text:span text:style-name="T6">06-8&lt;/title&gt;</text:span></text:p>
            <text:p text:style-name="P5"><text:span text:style-name="T6"><text:s text:c="4"/></text:span><text:span text:style-name="T6">&lt;script src="ex06-8.js"&gt;&lt;/script&gt;</text:span></text:p>
            <text:p text:style-name="P5"><text:span text:style-name="T6"><text:s text:c="2"/></text:span><text:span text:style-name="T6">&lt;/head&gt;</text:span></text:p>
            <text:p text:style-name="P5"><text:span text:style-name="T6"/></text:p>
            <text:p text:style-name="P5"><text:span text:style-name="T6"><text:s text:c="2"/></text:span><text:span text:style-name="T6">&lt;body&gt;</text:span></text:p>
            <text:p text:style-name="P5"><text:span text:style-name="T6"><text:s text:c="4"/></text:span><text:span text:style-name="T6">&lt;h1&gt;JavaScript</text:span><text:span text:style-name="T6">による変更の練習</text:span><text:span text:style-name="T6">&lt;/h1&gt;</text:span></text:p>
            <text:p text:style-name="P5"><text:span text:style-name="T6"><text:s text:c="4"/></text:span><text:span text:style-name="T6">&lt;input type="button" value="</text:span><text:span text:style-name="T6">あいさつ</text:span><text:span text:style-name="T6">" onclick="sayhello();"&gt;</text:span></text:p>
            <text:p text:style-name="P5"><text:span text:style-name="T6"><text:s text:c="4"/></text:span><text:span text:style-name="T6">&lt;input type="button" value="</text:span><text:span text:style-name="T6">太郎</text:span><text:span text:style-name="T6">" onclick="taro();"&gt;</text:span></text:p>
            <text:p text:style-name="P5"><text:span text:style-name="T6"><text:s text:c="4"/></text:span><text:span text:style-name="T6">&lt;input type="button" value="</text:span><text:span text:style-name="T6">花子</text:span><text:span text:style-name="T6">" onclick="hanako();"&gt;</text:span></text:p>
            <text:p text:style-name="P5"><text:span text:style-name="T6"><text:s text:c="4"/></text:span><text:span text:style-name="T6">&lt;p id="who"&gt;</text:span><text:span text:style-name="T4">太郎</text:span><text:span text:style-name="T6">&lt;/p&gt;</text:span></text:p>
            <text:p text:style-name="P5"><text:span text:style-name="T6"><text:s text:c="2"/></text:span><text:span text:style-name="T6">&lt;/body&gt;</text:span></text:p>
            <text:p text:style-name="P5"><text:span text:style-name="T6"/></text:p>
            <text:p text:style-name="P5"><text:span text:style-name="T6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8.html</text:span></text:p>
          </draw:text-box>
        </draw:frame>
        <draw:custom-shape draw:style-name="gr11" draw:text-style-name="P1" draw:layer="Layout" svg:width="12.994cm" svg:height="8.118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13.962cm" svg:y="9.359cm">
          <draw:text-box>
            <text:p text:style-name="P7"><text:span text:style-name="T3">ex06-8.js</text:span></text:p>
          </draw:text-box>
        </draw:frame>
        <draw:custom-shape draw:style-name="gr10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3.633cm" svg:y="9.32cm">
          <draw:text-box>
            <text:p text:style-name="P7"><text:span text:style-name="T3">ex06-8.html</text:span></text:p>
          </draw:text-box>
        </draw:frame>
        <draw:frame draw:style-name="gr8" draw:text-style-name="P15" draw:layer="layout" svg:width="12.463cm" svg:height="6.438cm" svg:x="14.396cm" svg:y="10.585cm">
          <draw:text-box>
            <text:p text:style-name="P14"><text:span text:style-name="T6">function sayhello() {</text:span></text:p>
            <text:p text:style-name="P14"><text:span text:style-name="T6"><text:s text:c="2"/></text:span><text:span text:style-name="T6">alert('Hello, ' + </text:span><text:span text:style-name="T4">document.getElementById('who').innerHTML</text:span><text:span text:style-name="T6"> + '!')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taro() {</text:span></text:p>
            <text:p text:style-name="P14"><text:span text:style-name="T6"><text:s text:c="2"/></text:span><text:span text:style-name="T6">document.getElementById('who').innerHTML = '</text:span><text:span text:style-name="T6">太郎</text:span><text:span text:style-name="T6">'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hanako() {</text:span></text:p>
            <text:p text:style-name="P14"><text:span text:style-name="T6"><text:s text:c="2"/></text:span><text:span text:style-name="T6">document.getElementById('who').innerHTML = '</text:span><text:span text:style-name="T6">花子</text:span><text:span text:style-name="T6">';</text:span></text:p>
            <text:p text:style-name="P14"><text:span text:style-name="T6">}</text:span></text:p>
          </draw:text-box>
        </draw:frame>
        <draw:custom-shape draw:style-name="gr18" draw:text-style-name="P12" draw:layer="Layout" svg:width="5.3cm" svg:height="2.658cm" svg:x="22.078cm" svg:y="4.247cm">
          <text:p text:style-name="P16"><text:span text:style-name="T7">function sayhello()</text:span></text:p>
          <text:p text:style-name="P16"><text:span text:style-name="T7">function taro()</text:span></text:p>
          <text:p text:style-name="P16"><text:span text:style-name="T7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7.449cm" svg:height="1.622cm" svg:x="10.754cm" svg:y="3.127cm">
          <draw:text-box>
            <text:p text:style-name="P20"><text:span text:style-name="T9">JavaScript</text:span><text:span text:style-name="T9">による変更の練習</text:span></text:p>
          </draw:text-box>
        </draw:frame>
        <draw:custom-shape draw:style-name="gr26" draw:text-style-name="P18" draw:layer="Layout" svg:width="2.52cm" svg:height="1.001cm" svg:x="11.03cm" svg:y="4.18cm">
          <text:p text:style-name="P21"><text:span text:style-name="T9">あいさつ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37cm" svg:y="5.351cm">
          <text:p text:style-name="P21"><text:span text:style-name="T9">太郎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5cm" svg:y="6.552cm">
          <text:p text:style-name="P21"><text:span text:style-name="T9">花子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5.282cm" svg:height="0.864cm" svg:x="13.852cm" svg:y="4.34cm">
          <draw:text-box>
            <text:p text:style-name="P20"><text:span text:style-name="T7">onclick=”</text:span><text:span text:style-name="T11">sayhello()</text:span><text:span text:style-name="T7">;”</text:span></text:p>
          </draw:text-box>
        </draw:frame>
        <draw:frame draw:style-name="gr22" draw:text-style-name="P19" draw:layer="layout" svg:width="6.542cm" svg:height="1.165cm" svg:x="13.76cm" svg:y="5.542cm">
          <draw:text-box>
            <text:p text:style-name="P20"><text:span text:style-name="T7">onclick=”taro();”</text:span></text:p>
          </draw:text-box>
        </draw:frame>
        <draw:frame draw:style-name="gr22" draw:text-style-name="P19" draw:layer="layout" svg:width="6.574cm" svg:height="1.165cm" svg:x="13.806cm" svg:y="6.621cm">
          <draw:text-box>
            <text:p text:style-name="P20"><text:span text:style-name="T7">onclick=”hanako();”</text:span></text:p>
          </draw:text-box>
        </draw:frame>
        <draw:frame draw:style-name="gr23" draw:text-style-name="P26" draw:layer="layout" svg:width="1.628cm" svg:height="0.81cm" svg:x="11.212cm" svg:y="7.974cm">
          <draw:text-box>
            <text:p text:style-name="P26"><text:span text:style-name="T14">太郎</text:span></text:p>
          </draw:text-box>
        </draw:frame>
        <draw:line draw:style-name="gr12" draw:text-style-name="P1" draw:layer="layout" svg:x1="23.742cm" svg:y1="11.515cm" svg:x2="7.626cm" svg:y2="17.492cm">
          <text:p/>
        </draw:line>
        <draw:frame draw:style-name="gr23" draw:text-style-name="P22" draw:layer="layout" svg:width="4.456cm" svg:height="0.742cm" svg:x="11.03cm" svg:y="15.844cm">
          <draw:text-box>
            <text:p text:style-name="P24"><text:span text:style-name="T12">要素の中身の部分</text:span></text:p>
          </draw:text-box>
        </draw:frame>
      </draw:page>
      <draw:page draw:name="page19" draw:style-name="dp1" draw:master-page-name="Draw4ja">
        <office:forms form:automatic-focus="false" form:apply-design-mode="false"/>
        <draw:custom-shape draw:style-name="gr17" draw:text-style-name="P1" draw:layer="Layout" svg:width="9.859cm" svg:height="7.423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10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8.693cm" svg:x="3.806cm" svg:y="10.585cm">
          <draw:text-box>
            <text:p text:style-name="P5"><text:span text:style-name="T1">&lt;!DOCTYPE html&gt;</text:span></text:p>
            <text:p text:style-name="P5"><text:span text:style-name="T6">&lt;html&gt;</text:span></text:p>
            <text:p text:style-name="P5"><text:span text:style-name="T6"/></text:p>
            <text:p text:style-name="P5"><text:span text:style-name="T6"><text:s text:c="2"/></text:span><text:span text:style-name="T6">&lt;head&gt;</text:span></text:p>
            <text:p text:style-name="P5"><text:span text:style-name="T6"><text:s text:c="4"/></text:span><text:span text:style-name="T6">&lt;meta charset="utf-8"&gt;</text:span></text:p>
            <text:p text:style-name="P5"><text:span text:style-name="T6"><text:s text:c="4"/></text:span><text:span text:style-name="T6">&lt;title&gt;</text:span><text:span text:style-name="T6">練習問題</text:span><text:span text:style-name="T6">06-8&lt;/title&gt;</text:span></text:p>
            <text:p text:style-name="P5"><text:span text:style-name="T6"><text:s text:c="4"/></text:span><text:span text:style-name="T6">&lt;script src="ex06-8.js"&gt;&lt;/script&gt;</text:span></text:p>
            <text:p text:style-name="P5"><text:span text:style-name="T6"><text:s text:c="2"/></text:span><text:span text:style-name="T6">&lt;/head&gt;</text:span></text:p>
            <text:p text:style-name="P5"><text:span text:style-name="T6"/></text:p>
            <text:p text:style-name="P5"><text:span text:style-name="T6"><text:s text:c="2"/></text:span><text:span text:style-name="T6">&lt;body&gt;</text:span></text:p>
            <text:p text:style-name="P5"><text:span text:style-name="T6"><text:s text:c="4"/></text:span><text:span text:style-name="T6">&lt;h1&gt;JavaScript</text:span><text:span text:style-name="T6">による変更の練習</text:span><text:span text:style-name="T6">&lt;/h1&gt;</text:span></text:p>
            <text:p text:style-name="P5"><text:span text:style-name="T6"><text:s text:c="4"/></text:span><text:span text:style-name="T6">&lt;input type="button" value="</text:span><text:span text:style-name="T6">あいさつ</text:span><text:span text:style-name="T6">" onclick="sayhello();"&gt;</text:span></text:p>
            <text:p text:style-name="P5"><text:span text:style-name="T6"><text:s text:c="4"/></text:span><text:span text:style-name="T6">&lt;input type="button" value="</text:span><text:span text:style-name="T6">太郎</text:span><text:span text:style-name="T6">" onclick="taro();"&gt;</text:span></text:p>
            <text:p text:style-name="P5"><text:span text:style-name="T6"><text:s text:c="4"/></text:span><text:span text:style-name="T6">&lt;input type="button" value="</text:span><text:span text:style-name="T6">花子</text:span><text:span text:style-name="T6">" onclick="hanako();"&gt;</text:span></text:p>
            <text:p text:style-name="P5"><text:span text:style-name="T6"><text:s text:c="4"/></text:span><text:span text:style-name="T6">&lt;p id="who"&gt;</text:span><text:span text:style-name="T4">太郎</text:span><text:span text:style-name="T6">&lt;/p&gt;</text:span></text:p>
            <text:p text:style-name="P5"><text:span text:style-name="T6"><text:s text:c="2"/></text:span><text:span text:style-name="T6">&lt;/body&gt;</text:span></text:p>
            <text:p text:style-name="P5"><text:span text:style-name="T6"/></text:p>
            <text:p text:style-name="P5"><text:span text:style-name="T6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2">file:///hoge/ex06-8.html</text:span></text:p>
          </draw:text-box>
        </draw:frame>
        <draw:custom-shape draw:style-name="gr11" draw:text-style-name="P1" draw:layer="Layout" svg:width="12.994cm" svg:height="8.118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13.962cm" svg:y="9.359cm">
          <draw:text-box>
            <text:p text:style-name="P7"><text:span text:style-name="T3">ex06-8.js</text:span></text:p>
          </draw:text-box>
        </draw:frame>
        <draw:custom-shape draw:style-name="gr10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4.498cm" svg:height="0.962cm" svg:x="3.633cm" svg:y="9.32cm">
          <draw:text-box>
            <text:p text:style-name="P7"><text:span text:style-name="T3">ex06-8.html</text:span></text:p>
          </draw:text-box>
        </draw:frame>
        <draw:frame draw:style-name="gr8" draw:text-style-name="P15" draw:layer="layout" svg:width="12.463cm" svg:height="6.438cm" svg:x="14.396cm" svg:y="10.585cm">
          <draw:text-box>
            <text:p text:style-name="P14"><text:span text:style-name="T6">function sayhello() {</text:span></text:p>
            <text:p text:style-name="P14"><text:span text:style-name="T6"><text:s text:c="2"/></text:span><text:span text:style-name="T6">alert('Hello, ' + </text:span><text:span text:style-name="T4">document.getElementById('who').innerHTML</text:span><text:span text:style-name="T6"> + '!')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taro() {</text:span></text:p>
            <text:p text:style-name="P14"><text:span text:style-name="T6"><text:s text:c="2"/></text:span><text:span text:style-name="T6">document.getElementById('who').innerHTML = '</text:span><text:span text:style-name="T6">太郎</text:span><text:span text:style-name="T6">';</text:span></text:p>
            <text:p text:style-name="P14"><text:span text:style-name="T6">}</text:span></text:p>
            <text:p text:style-name="P14"><text:span text:style-name="T6"/></text:p>
            <text:p text:style-name="P14"><text:span text:style-name="T6">function hanako() {</text:span></text:p>
            <text:p text:style-name="P14"><text:span text:style-name="T6"><text:s text:c="2"/></text:span><text:span text:style-name="T6">document.getElementById('who').innerHTML = '</text:span><text:span text:style-name="T6">花子</text:span><text:span text:style-name="T6">';</text:span></text:p>
            <text:p text:style-name="P14"><text:span text:style-name="T6">}</text:span></text:p>
          </draw:text-box>
        </draw:frame>
        <draw:custom-shape draw:style-name="gr18" draw:text-style-name="P12" draw:layer="Layout" svg:width="5.3cm" svg:height="2.658cm" svg:x="22.078cm" svg:y="4.247cm">
          <text:p text:style-name="P16"><text:span text:style-name="T7">function sayhello()</text:span></text:p>
          <text:p text:style-name="P16"><text:span text:style-name="T7">function taro()</text:span></text:p>
          <text:p text:style-name="P16"><text:span text:style-name="T7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7.449cm" svg:height="1.622cm" svg:x="10.754cm" svg:y="3.127cm">
          <draw:text-box>
            <text:p text:style-name="P20"><text:span text:style-name="T9">JavaScript</text:span><text:span text:style-name="T9">による変更の練習</text:span></text:p>
          </draw:text-box>
        </draw:frame>
        <draw:custom-shape draw:style-name="gr26" draw:text-style-name="P18" draw:layer="Layout" svg:width="2.52cm" svg:height="1.001cm" svg:x="11.03cm" svg:y="4.18cm">
          <text:p text:style-name="P21"><text:span text:style-name="T9">あいさつ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37cm" svg:y="5.351cm">
          <text:p text:style-name="P21"><text:span text:style-name="T9">太郎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2.52cm" svg:height="1.001cm" svg:x="11.05cm" svg:y="6.552cm">
          <text:p text:style-name="P21"><text:span text:style-name="T9">花子</text:span></text:p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5.282cm" svg:height="0.864cm" svg:x="13.852cm" svg:y="4.34cm">
          <draw:text-box>
            <text:p text:style-name="P20"><text:span text:style-name="T7">onclick=”</text:span><text:span text:style-name="T11">sayhello()</text:span><text:span text:style-name="T7">;”</text:span></text:p>
          </draw:text-box>
        </draw:frame>
        <draw:frame draw:style-name="gr22" draw:text-style-name="P19" draw:layer="layout" svg:width="6.542cm" svg:height="1.165cm" svg:x="13.76cm" svg:y="5.542cm">
          <draw:text-box>
            <text:p text:style-name="P20"><text:span text:style-name="T7">onclick=”taro();”</text:span></text:p>
          </draw:text-box>
        </draw:frame>
        <draw:frame draw:style-name="gr22" draw:text-style-name="P19" draw:layer="layout" svg:width="6.574cm" svg:height="1.165cm" svg:x="13.806cm" svg:y="6.621cm">
          <draw:text-box>
            <text:p text:style-name="P20"><text:span text:style-name="T7">onclick=”hanako();”</text:span></text:p>
          </draw:text-box>
        </draw:frame>
        <draw:frame draw:style-name="gr23" draw:text-style-name="P26" draw:layer="layout" svg:width="1.628cm" svg:height="0.81cm" svg:x="11.212cm" svg:y="7.974cm">
          <draw:text-box>
            <text:p text:style-name="P26"><text:span text:style-name="T14">太郎</text:span></text:p>
          </draw:text-box>
        </draw:frame>
        <draw:line draw:style-name="gr12" draw:text-style-name="P1" draw:layer="layout" svg:x1="23.742cm" svg:y1="11.515cm" svg:x2="7.626cm" svg:y2="17.492cm">
          <text:p/>
        </draw:line>
        <draw:frame draw:style-name="gr23" draw:text-style-name="P22" draw:layer="layout" svg:width="4.456cm" svg:height="0.742cm" svg:x="11.03cm" svg:y="15.844cm">
          <draw:text-box>
            <text:p text:style-name="P24"><text:span text:style-name="T12">要素の中身の部分</text:span></text:p>
          </draw:text-box>
        </draw:frame>
        <draw:line draw:style-name="gr12" draw:text-style-name="P1" draw:layer="layout" svg:x1="14.844cm" svg:y1="11.228cm" svg:x2="14.905cm" svg:y2="8.746cm">
          <text:p/>
        </draw:line>
        <draw:custom-shape draw:style-name="gr29" draw:text-style-name="P27" draw:layer="Layout" svg:width="4.557cm" svg:height="2.572cm" svg:x="12.647cm" svg:y="5.851cm">
          <text:p text:style-name="P27">Hello, 太郎!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 Pゴシック2" svg:font-family="'IPA Pゴシック', IPAPGothic" style:font-adornments="標準" style:font-family-generic="moder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Hiragino Kaku Gothic Pro1" svg:font-family="'Hiragino Kaku Gothic Pro'" style:font-family-generic="swiss" style:font-pitch="variable"/>
    <style:font-face style:name="Hiragino Kaku Gothic Pro" svg:font-family="'Hiragino Kaku Gothic Pro'" style:font-adornments="標準" style:font-family-generic="swiss" style:font-pitch="variable"/>
    <style:font-face style:name="IPA Pゴシック3" svg:font-family="'IPA Pゴシック', IPAPGothic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ja" style:country-asian="JP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 Pゴシック2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  <style:master-page style:name="Draw4ja_5f_" style:display-name="Draw4ja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MacOSX_x86 LibreOffice_project/8a35821d8636a03b8bf4e15b48f59794652c68ba</meta:generator>
    <meta:creation-date>2016-02-06T19:26:00.030088000</meta:creation-date>
    <meta:editing-cycles>1</meta:editing-cycles>
    <meta:editing-duration>P0D</meta:editing-duration>
    <meta:document-statistic meta:object-count="373"/>
    <meta:user-defined meta:name="Info 1"/>
    <meta:user-defined meta:name="Info 2"/>
    <meta:user-defined meta:name="Info 3"/>
    <meta:user-defined meta:name="Info 4"/>
  </office:meta>
</office:document-meta>
</file>